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73589" table:style-name="ce9">
            <text:p>17.273.589</text:p>
          </table:table-cell>
          <table:table-cell office:value-type="percentage" office:value="1" table:style-name="ce10">
            <text:p>100,00%</text:p>
          </table:table-cell>
          <table:table-cell office:value-type="float" office:value="7478852" table:style-name="ce8">
            <text:p>7.478.852</text:p>
          </table:table-cell>
          <table:table-cell office:value-type="float" office:value="7313628" table:style-name="ce8">
            <text:p>7.313.628</text:p>
          </table:table-cell>
          <table:table-cell office:value-type="float" office:value="4204825" table:style-name="ce8">
            <text:p>4.204.825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51368" table:style-name="ce14">
            <text:p>2.651.368</text:p>
          </table:table-cell>
          <table:table-cell office:value-type="percentage" office:value="0.96707936609834166" table:style-name="ce15">
            <text:p>96,71%</text:p>
          </table:table-cell>
          <table:table-cell office:value-type="float" office:value="1150184" table:style-name="ce13">
            <text:p>1.150.184</text:p>
          </table:table-cell>
          <table:table-cell office:value-type="float" office:value="1128051" table:style-name="ce13">
            <text:p>1.128.051</text:p>
          </table:table-cell>
          <table:table-cell office:value-type="float" office:value="697904" table:style-name="ce13">
            <text:p>697.904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3466" table:style-name="ce14">
            <text:p>2.293.466</text:p>
          </table:table-cell>
          <table:table-cell office:value-type="percentage" office:value="0.93485052971572546" table:style-name="ce15">
            <text:p>93,49%</text:p>
          </table:table-cell>
          <table:table-cell office:value-type="float" office:value="928552" table:style-name="ce13">
            <text:p>928.552</text:p>
          </table:table-cell>
          <table:table-cell office:value-type="float" office:value="919885" table:style-name="ce13">
            <text:p>919.885</text:p>
          </table:table-cell>
          <table:table-cell office:value-type="float" office:value="721092" table:style-name="ce13">
            <text:p>721.092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44159" table:style-name="ce14">
            <text:p>2.044.159</text:p>
          </table:table-cell>
          <table:table-cell office:value-type="percentage" office:value="0.94179262086396764" table:style-name="ce15">
            <text:p>94,18%</text:p>
          </table:table-cell>
          <table:table-cell office:value-type="float" office:value="928382" table:style-name="ce13">
            <text:p>928.382</text:p>
          </table:table-cell>
          <table:table-cell office:value-type="float" office:value="912403" table:style-name="ce13">
            <text:p>912.403</text:p>
          </table:table-cell>
          <table:table-cell office:value-type="float" office:value="478647" table:style-name="ce13">
            <text:p>478.647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62588" table:style-name="ce14">
            <text:p>4.162.588</text:p>
          </table:table-cell>
          <table:table-cell office:value-type="percentage" office:value="0.93281164213956136" table:style-name="ce15">
            <text:p>93,28%</text:p>
          </table:table-cell>
          <table:table-cell office:value-type="float" office:value="1821154" table:style-name="ce13">
            <text:p>1.821.154</text:p>
          </table:table-cell>
          <table:table-cell office:value-type="float" office:value="1764880" table:style-name="ce13">
            <text:p>1.764.880</text:p>
          </table:table-cell>
          <table:table-cell office:value-type="float" office:value="992799" table:style-name="ce13">
            <text:p>992.799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7478.5" table:style-name="ce14">
            <text:p>1.267.479</text:p>
          </table:table-cell>
          <table:table-cell office:value-type="percentage" office:value="0.97707289434328792" table:style-name="ce15">
            <text:p>97,71%</text:p>
          </table:table-cell>
          <table:table-cell office:value-type="float" office:value="519653" table:style-name="ce13">
            <text:p>519.653</text:p>
          </table:table-cell>
          <table:table-cell office:value-type="float" office:value="515588" table:style-name="ce13">
            <text:p>515.588</text:p>
          </table:table-cell>
          <table:table-cell office:value-type="float" office:value="355263" table:style-name="ce13">
            <text:p>355.263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11260" table:style-name="ce7">
            <text:p>711.26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44952" table:style-name="ce14">
            <text:p>5.644.952</text:p>
          </table:table-cell>
          <table:table-cell office:value-type="float" office:value="5314356" table:style-name="ce14">
            <text:p>5.314.356</text:p>
          </table:table-cell>
          <table:table-cell office:value-type="percentage" office:value="0.9414351087484889" table:style-name="ce15">
            <text:p>94,14%</text:p>
          </table:table-cell>
          <table:table-cell office:value-type="float" office:value="2149790" table:style-name="ce13">
            <text:p>2.149.790</text:p>
          </table:table-cell>
          <table:table-cell office:value-type="float" office:value="2121302" table:style-name="ce13">
            <text:p>2.121.302</text:p>
          </table:table-cell>
          <table:table-cell office:value-type="float" office:value="1493752" table:style-name="ce13">
            <text:p>1.493.752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48610" table:style-name="ce14">
            <text:p>4.248.610</text:p>
          </table:table-cell>
          <table:table-cell office:value-type="float" office:value="3995564" table:style-name="ce14">
            <text:p>3.995.564</text:p>
          </table:table-cell>
          <table:table-cell office:value-type="percentage" office:value="0.94044028517562217" table:style-name="ce15">
            <text:p>94,04%</text:p>
          </table:table-cell>
          <table:table-cell office:value-type="float" office:value="1764275" table:style-name="ce13">
            <text:p>1.764.275</text:p>
          </table:table-cell>
          <table:table-cell office:value-type="float" office:value="1712187" table:style-name="ce13">
            <text:p>1.712.187</text:p>
          </table:table-cell>
          <table:table-cell office:value-type="float" office:value="1069460" table:style-name="ce13">
            <text:p>1.069.460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774" table:style-name="ce7">
            <text:p>8.660.774</text:p>
          </table:table-cell>
          <table:table-cell office:value-type="float" office:value="639070" table:style-name="ce7">
            <text:p>63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273364" table:style-name="ce14">
            <text:p>14.273.364</text:p>
          </table:table-cell>
          <table:table-cell office:value-type="float" office:value="14205542.5" table:style-name="ce14">
            <text:p>14.205.543</text:p>
          </table:table-cell>
          <table:table-cell office:value-type="percentage" office:value="0.99524838713564656" table:style-name="ce15">
            <text:p>99,52%</text:p>
          </table:table-cell>
          <table:table-cell office:value-type="float" office:value="6491391" table:style-name="ce13">
            <text:p>6.491.391</text:p>
          </table:table-cell>
          <table:table-cell office:value-type="float" office:value="6351513" table:style-name="ce13">
            <text:p>6.351.513</text:p>
          </table:table-cell>
          <table:table-cell office:value-type="float" office:value="3733897" table:style-name="ce13">
            <text:p>3.733.897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15395" table:style-name="ce14">
            <text:p>10.115.395</text:p>
          </table:table-cell>
          <table:table-cell office:value-type="percentage" office:value="0.96348519419683576" table:style-name="ce15">
            <text:p>96,35%</text:p>
          </table:table-cell>
          <table:table-cell office:value-type="float" office:value="4449388" table:style-name="ce13">
            <text:p>4.449.388</text:p>
          </table:table-cell>
          <table:table-cell office:value-type="float" office:value="4382674" table:style-name="ce13">
            <text:p>4.382.674</text:p>
          </table:table-cell>
          <table:table-cell office:value-type="float" office:value="2885197" table:style-name="ce13">
            <text:p>2.885.197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3" table:style-name="ce7">
            <text:p>1.640.183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3" table:style-name="ce14">
            <text:p>2.319.763</text:p>
          </table:table-cell>
          <table:table-cell office:value-type="float" office:value="2330138.5" table:style-name="ce14">
            <text:p>2.330.139</text:p>
          </table:table-cell>
          <table:table-cell office:value-type="percentage" office:value="1" table:style-name="ce15">
            <text:p>100,00%</text:p>
          </table:table-cell>
          <table:table-cell office:value-type="float" office:value="969052" table:style-name="ce13">
            <text:p>969.052</text:p>
          </table:table-cell>
          <table:table-cell office:value-type="float" office:value="950571" table:style-name="ce13">
            <text:p>950.571</text:p>
          </table:table-cell>
          <table:table-cell office:value-type="float" office:value="635804" table:style-name="ce13">
            <text:p>635.804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23935" table:style-name="ce14">
            <text:p>6.123.935</text:p>
          </table:table-cell>
          <table:table-cell office:value-type="percentage" office:value="1" table:style-name="ce15">
            <text:p>100,00%</text:p>
          </table:table-cell>
          <table:table-cell office:value-type="float" office:value="2477721" table:style-name="ce13">
            <text:p>2.477.721</text:p>
          </table:table-cell>
          <table:table-cell office:value-type="float" office:value="2450786" table:style-name="ce13">
            <text:p>2.450.786</text:p>
          </table:table-cell>
          <table:table-cell office:value-type="float" office:value="1946829" table:style-name="ce13">
            <text:p>1.946.829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46610.5" table:style-name="ce14">
            <text:p>646.611</text:p>
          </table:table-cell>
          <table:table-cell office:value-type="percentage" office:value="0.93735440147863591" table:style-name="ce15">
            <text:p>93,74%</text:p>
          </table:table-cell>
          <table:table-cell office:value-type="float" office:value="284552" table:style-name="ce13">
            <text:p>284.552</text:p>
          </table:table-cell>
          <table:table-cell office:value-type="float" office:value="286340" table:style-name="ce13">
            <text:p>286.340</text:p>
          </table:table-cell>
          <table:table-cell office:value-type="float" office:value="174973" table:style-name="ce13">
            <text:p>174.973</text:p>
          </table:table-cell>
          <table:table-cell office:value-type="date" office:date-value="2022-05-24T00:00:00" table:style-name="ce16">
            <text:p>2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053295" table:style-name="ce7">
            <text:p>9.05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523645" table:style-name="ce14">
            <text:p>13.523.645</text:p>
          </table:table-cell>
          <table:table-cell office:value-type="float" office:value="13238833" table:style-name="ce14">
            <text:p>13.238.833</text:p>
          </table:table-cell>
          <table:table-cell office:value-type="percentage" office:value="0.97893970153756626" table:style-name="ce15">
            <text:p>97,89%</text:p>
          </table:table-cell>
          <table:table-cell office:value-type="float" office:value="5766004" table:style-name="ce13">
            <text:p>5.766.004</text:p>
          </table:table-cell>
          <table:table-cell office:value-type="float" office:value="5703509" table:style-name="ce13">
            <text:p>5.703.509</text:p>
          </table:table-cell>
          <table:table-cell office:value-type="float" office:value="3302879" table:style-name="ce13">
            <text:p>3.302.879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17878.5" table:style-name="ce14">
            <text:p>2.817.879</text:p>
          </table:table-cell>
          <table:table-cell office:value-type="percentage" office:value="0.96561054884202269" table:style-name="ce15">
            <text:p>96,56%</text:p>
          </table:table-cell>
          <table:table-cell office:value-type="float" office:value="1299666" table:style-name="ce13">
            <text:p>1.299.666</text:p>
          </table:table-cell>
          <table:table-cell office:value-type="float" office:value="1278252" table:style-name="ce13">
            <text:p>1.278.252</text:p>
          </table:table-cell>
          <table:table-cell office:value-type="float" office:value="686541" table:style-name="ce13">
            <text:p>686.541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20644.5" table:style-name="ce14">
            <text:p>1.320.645</text:p>
          </table:table-cell>
          <table:table-cell office:value-type="percentage" office:value="0.9378465054215871" table:style-name="ce15">
            <text:p>93,78%</text:p>
          </table:table-cell>
          <table:table-cell office:value-type="float" office:value="568271" table:style-name="ce13">
            <text:p>568.271</text:p>
          </table:table-cell>
          <table:table-cell office:value-type="float" office:value="562320" table:style-name="ce13">
            <text:p>562.320</text:p>
          </table:table-cell>
          <table:table-cell office:value-type="float" office:value="356080" table:style-name="ce13">
            <text:p>356.080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417865.5" table:style-name="ce14">
            <text:p>4.417.866</text:p>
          </table:table-cell>
          <table:table-cell office:value-type="percentage" office:value="0.98242619960047972" table:style-name="ce15">
            <text:p>98,24%</text:p>
          </table:table-cell>
          <table:table-cell office:value-type="float" office:value="1948028" table:style-name="ce13">
            <text:p>1.948.028</text:p>
          </table:table-cell>
          <table:table-cell office:value-type="float" office:value="1910959" table:style-name="ce13">
            <text:p>1.910.959</text:p>
          </table:table-cell>
          <table:table-cell office:value-type="float" office:value="1181903" table:style-name="ce13">
            <text:p>1.181.903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3071" table:style-name="ce14">
            <text:p>163.071</text:p>
          </table:table-cell>
          <table:table-cell office:value-type="float" office:value="152585.5" table:style-name="ce14">
            <text:p>152.586</text:p>
          </table:table-cell>
          <table:table-cell office:value-type="percentage" office:value="0.9356997872092524" table:style-name="ce15">
            <text:p>93,57%</text:p>
          </table:table-cell>
          <table:table-cell office:value-type="float" office:value="67693" table:style-name="ce13">
            <text:p>67.693</text:p>
          </table:table-cell>
          <table:table-cell office:value-type="float" office:value="64631" table:style-name="ce13">
            <text:p>64.631</text:p>
          </table:table-cell>
          <table:table-cell office:value-type="float" office:value="37960" table:style-name="ce13">
            <text:p>37.960</text:p>
          </table:table-cell>
          <table:table-cell office:value-type="date" office:date-value="2022-05-25T00:00:00" table:style-name="ce16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44017" table:style-name="ce14">
            <text:p>144.017</text:p>
          </table:table-cell>
          <table:table-cell office:value-type="percentage" office:value="0.95110949676396772" table:style-name="ce15">
            <text:p>95,11%</text:p>
          </table:table-cell>
          <table:table-cell office:value-type="float" office:value="66065" table:style-name="ce13">
            <text:p>66.065</text:p>
          </table:table-cell>
          <table:table-cell office:value-type="float" office:value="62548" table:style-name="ce13">
            <text:p>62.548</text:p>
          </table:table-cell>
          <table:table-cell office:value-type="float" office:value="31021" table:style-name="ce13">
            <text:p>31.021</text:p>
          </table:table-cell>
          <table:table-cell office:value-type="date" office:date-value="2022-05-20T00:00:00" table:style-name="ce17">
            <text:p>20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0196" table:style-name="ce7">
            <text:p>50.196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4106" table:style-name="ce14">
            <text:p>214.106</text:p>
          </table:table-cell>
          <table:table-cell office:value-type="float" office:value="205538.5" table:style-name="ce14">
            <text:p>205.539</text:p>
          </table:table-cell>
          <table:table-cell office:value-type="percentage" office:value="0.95998477389704162" table:style-name="ce15">
            <text:p>96,00%</text:p>
          </table:table-cell>
          <table:table-cell office:value-type="float" office:value="95129" table:style-name="ce13">
            <text:p>95.129</text:p>
          </table:table-cell>
          <table:table-cell office:value-type="float" office:value="96525" table:style-name="ce13">
            <text:p>96.525</text:p>
          </table:table-cell>
          <table:table-cell office:value-type="float" office:value="49050" table:style-name="ce13">
            <text:p>49.050</text:p>
          </table:table-cell>
          <table:table-cell office:value-type="date" office:date-value="2022-05-25T00:00:00" table:style-name="ce17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170" table:style-name="ce7">
            <text:p>8.1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875" table:style-name="ce14">
            <text:p>12.875</text:p>
          </table:table-cell>
          <table:table-cell office:value-type="float" office:value="13414" table:style-name="ce14">
            <text:p>13.414</text:p>
          </table:table-cell>
          <table:table-cell office:value-type="percentage" office:value="1" table:style-name="ce15">
            <text:p>100,00%</text:p>
          </table:table-cell>
          <table:table-cell office:value-type="float" office:value="8114" table:style-name="ce13">
            <text:p>8.114</text:p>
          </table:table-cell>
          <table:table-cell office:value-type="float" office:value="8126" table:style-name="ce13">
            <text:p>8.126</text:p>
          </table:table-cell>
          <table:table-cell office:value-type="float" office:value="4052" table:style-name="ce13">
            <text:p>4.052</text:p>
          </table:table-cell>
          <table:table-cell office:value-type="date" office:date-value="2022-05-25T00:00:00" table:style-name="ce17">
            <text:p>25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23199" table:style-name="ce19">
            <text:p>63.323.199</text:p>
          </table:table-cell>
          <table:table-cell office:value-type="float" office:value="5155380" table:style-name="ce19">
            <text:p>5.155.380</text:p>
          </table:table-cell>
          <table:table-cell office:value-type="float" office:value="17223390" table:style-name="ce20">
            <text:p>17.223.390</text:p>
          </table:table-cell>
          <table:table-cell office:value-type="float" office:value="9008750" table:style-name="ce21">
            <text:p>9.008.750</text:p>
          </table:table-cell>
          <table:table-cell office:value-type="float" office:value="2096855" table:style-name="ce22">
            <text:p>2.096.855</text:p>
          </table:table-cell>
          <table:table-cell office:value-type="float" office:value="96807574" table:style-name="ce23">
            <text:p>96.807.574</text:p>
          </table:table-cell>
          <table:table-cell office:value-type="float" office:value="94734966.5" table:style-name="ce23">
            <text:p>94.734.967</text:p>
          </table:table-cell>
          <table:table-cell office:value-type="percentage" office:value="0.97859044066118217" table:style-name="ce24">
            <text:p>97,86%</text:p>
          </table:table-cell>
          <table:table-cell office:value-type="float" office:value="41231916" table:style-name="ce23">
            <text:p>41.231.916</text:p>
          </table:table-cell>
          <table:table-cell office:value-type="float" office:value="40496678" table:style-name="ce23">
            <text:p>40.496.678</text:p>
          </table:table-cell>
          <table:table-cell office:value-type="float" office:value="25039928" table:style-name="ce23">
            <text:p>25.039.92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2944" table:style-name="ce32">
            <text:p>7.042.944</text:p>
          </table:table-cell>
          <table:table-cell office:value-type="percentage" office:value="0.93805797944993374" table:style-name="ce33">
            <text:p>93,8%</text:p>
          </table:table-cell>
          <table:table-cell office:value-type="float" office:value="7011271" table:style-name="ce32">
            <text:p>7.011.271</text:p>
          </table:table-cell>
          <table:table-cell office:value-type="percentage" office:value="0.93383941539729931" table:style-name="ce33">
            <text:p>93,4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460" table:style-name="ce32">
            <text:p>1.097.460</text:p>
          </table:table-cell>
          <table:table-cell office:value-type="percentage" office:value="0.92269431515510236" table:style-name="ce33">
            <text:p>92,3%</text:p>
          </table:table-cell>
          <table:table-cell office:value-type="float" office:value="1091053" table:style-name="ce32">
            <text:p>1.091.053</text:p>
          </table:table-cell>
          <table:table-cell office:value-type="percentage" office:value="0.91730760176491166" table:style-name="ce33">
            <text:p>91,7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738" table:style-name="ce32">
            <text:p>885.738</text:p>
          </table:table-cell>
          <table:table-cell office:value-type="percentage" office:value="0.95194890197937121" table:style-name="ce33">
            <text:p>95,2%</text:p>
          </table:table-cell>
          <table:table-cell office:value-type="float" office:value="887318" table:style-name="ce32">
            <text:p>887.318</text:p>
          </table:table-cell>
          <table:table-cell office:value-type="percentage" office:value="0.95364701052289924" table:style-name="ce33">
            <text:p>95,4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236" table:style-name="ce32">
            <text:p>897.236</text:p>
          </table:table-cell>
          <table:table-cell office:value-type="percentage" office:value="0.82832973438566004" table:style-name="ce33">
            <text:p>82,8%</text:p>
          </table:table-cell>
          <table:table-cell office:value-type="float" office:value="891152" table:style-name="ce32">
            <text:p>891.152</text:p>
          </table:table-cell>
          <table:table-cell office:value-type="percentage" office:value="0.82271297569117796" table:style-name="ce33">
            <text:p>82,3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6098" table:style-name="ce32">
            <text:p>1.746.098</text:p>
          </table:table-cell>
          <table:table-cell office:value-type="percentage" office:value="0.85866084947575949" table:style-name="ce33">
            <text:p>85,9%</text:p>
          </table:table-cell>
          <table:table-cell office:value-type="float" office:value="1713329" table:style-name="ce32">
            <text:p>1.713.329</text:p>
          </table:table-cell>
          <table:table-cell office:value-type="percentage" office:value="0.84254637172223634" table:style-name="ce33">
            <text:p>84,3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791" table:style-name="ce32">
            <text:p>494.791</text:p>
          </table:table-cell>
          <table:table-cell office:value-type="percentage" office:value="0.93877190918715447" table:style-name="ce33">
            <text:p>93,9%</text:p>
          </table:table-cell>
          <table:table-cell office:value-type="float" office:value="495954" table:style-name="ce32">
            <text:p>495.954</text:p>
          </table:table-cell>
          <table:table-cell office:value-type="percentage" office:value="0.9409784807100493" table:style-name="ce33">
            <text:p>94,1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278" table:style-name="ce32">
            <text:p>2.048.278</text:p>
          </table:table-cell>
          <table:table-cell office:value-type="percentage" office:value="0.9429730649232626" table:style-name="ce33">
            <text:p>94,3%</text:p>
          </table:table-cell>
          <table:table-cell office:value-type="float" office:value="2039269" table:style-name="ce32">
            <text:p>2.039.269</text:p>
          </table:table-cell>
          <table:table-cell office:value-type="percentage" office:value="0.93882555938842138" table:style-name="ce33">
            <text:p>93,9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724" table:style-name="ce32">
            <text:p>1.661.724</text:p>
          </table:table-cell>
          <table:table-cell office:value-type="percentage" office:value="0.91500493920428705" table:style-name="ce33">
            <text:p>91,5%</text:p>
          </table:table-cell>
          <table:table-cell office:value-type="float" office:value="1639205" table:style-name="ce32">
            <text:p>1.639.205</text:p>
          </table:table-cell>
          <table:table-cell office:value-type="percentage" office:value="0.90260516870934238" table:style-name="ce33">
            <text:p>90,3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3151" table:style-name="ce32">
            <text:p>6.253.151</text:p>
          </table:table-cell>
          <table:table-cell office:value-type="percentage" office:value="0.92196539462203275" table:style-name="ce33">
            <text:p>92,2%</text:p>
          </table:table-cell>
          <table:table-cell office:value-type="float" office:value="6183580" table:style-name="ce32">
            <text:p>6.183.580</text:p>
          </table:table-cell>
          <table:table-cell office:value-type="percentage" office:value="0.91170783735702365" table:style-name="ce33">
            <text:p>91,2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442" table:style-name="ce32">
            <text:p>4.196.442</text:p>
          </table:table-cell>
          <table:table-cell office:value-type="percentage" office:value="0.93419806563897889" table:style-name="ce33">
            <text:p>93,4%</text:p>
          </table:table-cell>
          <table:table-cell office:value-type="float" office:value="4218228" table:style-name="ce32">
            <text:p>4.218.228</text:p>
          </table:table-cell>
          <table:table-cell office:value-type="percentage" office:value="0.93904799304367337" table:style-name="ce33">
            <text:p>93,9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066" table:style-name="ce32">
            <text:p>910.066</text:p>
          </table:table-cell>
          <table:table-cell office:value-type="percentage" office:value="0.95807514554316819" table:style-name="ce33">
            <text:p>95,8%</text:p>
          </table:table-cell>
          <table:table-cell office:value-type="float" office:value="907210" table:style-name="ce32">
            <text:p>907.210</text:p>
          </table:table-cell>
          <table:table-cell office:value-type="percentage" office:value="0.95506848161366054" table:style-name="ce33">
            <text:p>95,5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903" table:style-name="ce32">
            <text:p>2.341.903</text:p>
          </table:table-cell>
          <table:table-cell office:value-type="percentage" office:value="0.95349426149380712" table:style-name="ce33">
            <text:p>95,3%</text:p>
          </table:table-cell>
          <table:table-cell office:value-type="float" office:value="2347776" table:style-name="ce32">
            <text:p>2.347.776</text:p>
          </table:table-cell>
          <table:table-cell office:value-type="percentage" office:value="0.95588542449148595" table:style-name="ce33">
            <text:p>95,6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42" table:style-name="ce32">
            <text:p>269.342</text:p>
          </table:table-cell>
          <table:table-cell office:value-type="percentage" office:value="0.95688133040120227" table:style-name="ce33">
            <text:p>95,7%</text:p>
          </table:table-cell>
          <table:table-cell office:value-type="float" office:value="273879" table:style-name="ce32">
            <text:p>273.879</text:p>
          </table:table-cell>
          <table:table-cell office:value-type="percentage" office:value="0.97299976197158577" table:style-name="ce33">
            <text:p>97,3%</text:p>
          </table:table-cell>
          <table:table-cell office:value-type="date" office:date-value="2022-05-24T00:00:00" table:style-name="ce34">
            <text:p>24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6708" table:style-name="ce32">
            <text:p>5.516.708</text:p>
          </table:table-cell>
          <table:table-cell office:value-type="percentage" office:value="0.92393116758791127" table:style-name="ce33">
            <text:p>92,4%</text:p>
          </table:table-cell>
          <table:table-cell office:value-type="float" office:value="5516659" table:style-name="ce32">
            <text:p>5.516.659</text:p>
          </table:table-cell>
          <table:table-cell office:value-type="percentage" office:value="0.92392296113086991" table:style-name="ce33">
            <text:p>92,4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599" table:style-name="ce32">
            <text:p>1.231.599</text:p>
          </table:table-cell>
          <table:table-cell office:value-type="percentage" office:value="0.93471912107794852" table:style-name="ce33">
            <text:p>93,5%</text:p>
          </table:table-cell>
          <table:table-cell office:value-type="float" office:value="1235654" table:style-name="ce32">
            <text:p>1.235.654</text:p>
          </table:table-cell>
          <table:table-cell office:value-type="percentage" office:value="0.93779665364818532" table:style-name="ce33">
            <text:p>93,8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010" table:style-name="ce32">
            <text:p>540.010</text:p>
          </table:table-cell>
          <table:table-cell office:value-type="percentage" office:value="0.93077249239021398" table:style-name="ce33">
            <text:p>93,1%</text:p>
          </table:table-cell>
          <table:table-cell office:value-type="float" office:value="540485" table:style-name="ce32">
            <text:p>540.485</text:p>
          </table:table-cell>
          <table:table-cell office:value-type="percentage" office:value="0.931591212291485" table:style-name="ce33">
            <text:p>93,2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071" table:style-name="ce32">
            <text:p>1.865.071</text:p>
          </table:table-cell>
          <table:table-cell office:value-type="percentage" office:value="0.95387706859419219" table:style-name="ce33">
            <text:p>95,4%</text:p>
          </table:table-cell>
          <table:table-cell office:value-type="float" office:value="1853150" table:style-name="ce32">
            <text:p>1.853.150</text:p>
          </table:table-cell>
          <table:table-cell office:value-type="percentage" office:value="0.94778015939625204" table:style-name="ce33">
            <text:p>94,8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693" table:style-name="ce32">
            <text:p>64.693</text:p>
          </table:table-cell>
          <table:table-cell office:value-type="percentage" office:value="0.91079699840910056" table:style-name="ce33">
            <text:p>91,1%</text:p>
          </table:table-cell>
          <table:table-cell office:value-type="float" office:value="62774" table:style-name="ce32">
            <text:p>62.774</text:p>
          </table:table-cell>
          <table:table-cell office:value-type="percentage" office:value="0.88377986456236191" table:style-name="ce33">
            <text:p>88,4%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613" table:style-name="ce32">
            <text:p>62.613</text:p>
          </table:table-cell>
          <table:table-cell office:value-type="percentage" office:value="0.91719157413646613" table:style-name="ce33">
            <text:p>91,7%</text:p>
          </table:table-cell>
          <table:table-cell office:value-type="float" office:value="60782" table:style-name="ce32">
            <text:p>60.782</text:p>
          </table:table-cell>
          <table:table-cell office:value-type="percentage" office:value="0.89037002314475733" table:style-name="ce33">
            <text:p>89,0%</text:p>
          </table:table-cell>
          <table:table-cell office:value-type="date" office:date-value="2022-05-20T00:00:00" table:style-name="ce34">
            <text:p>20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29" table:style-name="ce32">
            <text:p>95.129</text:p>
          </table:table-cell>
          <table:table-cell office:value-type="string" table:style-name="ce33">
            <text:p>-</text:p>
          </table:table-cell>
          <table:table-cell office:value-type="float" office:value="96525" table:style-name="ce32">
            <text:p>96.525</text:p>
          </table:table-cell>
          <table:table-cell office:value-type="string" table:style-name="ce33">
            <text:p>-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14" table:style-name="ce32">
            <text:p>8.114</text:p>
          </table:table-cell>
          <table:table-cell office:value-type="string" table:style-name="ce33">
            <text:p>-</text:p>
          </table:table-cell>
          <table:table-cell office:value-type="float" office:value="8126" table:style-name="ce32">
            <text:p>8.126</text:p>
          </table:table-cell>
          <table:table-cell office:value-type="string" table:style-name="ce33">
            <text:p>-</text:p>
          </table:table-cell>
          <table:table-cell office:value-type="date" office:date-value="2022-05-25T00:00:00" table:style-name="ce34">
            <text:p>25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29110" table:style-name="ce35">
            <text:p>39.229.110</text:p>
          </table:table-cell>
          <table:table-cell office:value-type="percentage" office:value="0.92992957952646382" table:style-name="ce36">
            <text:p>93,0%</text:p>
          </table:table-cell>
          <table:table-cell office:value-type="float" office:value="39073379" table:style-name="ce35">
            <text:p>39.073.379</text:p>
          </table:table-cell>
          <table:table-cell office:value-type="percentage" office:value="0.92623796217013743" table:style-name="ce36">
            <text:p>92,6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69" table:style-name="ce45">
            <text:p>435.569</text:p>
          </table:table-cell>
          <table:table-cell office:value-type="percentage" office:value="1" table:style-name="ce46">
            <text:p>100,0%</text:p>
          </table:table-cell>
          <table:table-cell office:value-type="float" office:value="656636" table:style-name="ce45">
            <text:p>656.636</text:p>
          </table:table-cell>
          <table:table-cell office:value-type="percentage" office:value="1" table:style-name="ce46">
            <text:p>100,0%</text:p>
          </table:table-cell>
          <table:table-cell office:value-type="float" office:value="937746" table:style-name="ce45">
            <text:p>937.746</text:p>
          </table:table-cell>
          <table:table-cell office:value-type="percentage" office:value="0.97862410759849683" table:style-name="ce46">
            <text:p>97,9%</text:p>
          </table:table-cell>
          <table:table-cell office:value-type="float" office:value="1229860" table:style-name="ce45">
            <text:p>1.229.860</text:p>
          </table:table-cell>
          <table:table-cell office:value-type="percentage" office:value="0.95516355737186731" table:style-name="ce46">
            <text:p>95,5%</text:p>
          </table:table-cell>
          <table:table-cell office:value-type="float" office:value="1277783" table:style-name="ce45">
            <text:p>1.277.783</text:p>
          </table:table-cell>
          <table:table-cell office:value-type="percentage" office:value="0.92302952462407972" table:style-name="ce46">
            <text:p>92,3%</text:p>
          </table:table-cell>
          <table:table-cell office:value-type="float" office:value="969071" table:style-name="ce45">
            <text:p>969.071</text:p>
          </table:table-cell>
          <table:table-cell office:value-type="percentage" office:value="0.87955595208813431" table:style-name="ce46">
            <text:p>88,0%</text:p>
          </table:table-cell>
          <table:table-cell office:value-type="float" office:value="813324" table:style-name="ce45">
            <text:p>813.324</text:p>
          </table:table-cell>
          <table:table-cell office:value-type="percentage" office:value="0.87821343422825748" table:style-name="ce46">
            <text:p>87,8%</text:p>
          </table:table-cell>
          <table:table-cell office:value-type="float" office:value="722955" table:style-name="ce45">
            <text:p>722.955</text:p>
          </table:table-cell>
          <table:table-cell office:value-type="percentage" office:value="0.93544509514185237" table:style-name="ce46">
            <text:p>93,5%</text:p>
          </table:table-cell>
          <table:table-cell office:value-type="float" office:value="7042944" table:style-name="ce45">
            <text:p>7.042.94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05797944993374" table:style-name="ce46">
            <text:p>93,8%</text:p>
          </table:table-cell>
          <table:table-cell office:value-type="percentage" office:value="0.82836558982204289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21" table:style-name="ce48">
            <text:p>101.72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93" table:style-name="ce48">
            <text:p>119.893</text:p>
          </table:table-cell>
          <table:table-cell office:value-type="percentage" office:value="1" table:style-name="ce49">
            <text:p>100,0%</text:p>
          </table:table-cell>
          <table:table-cell office:value-type="float" office:value="156076" table:style-name="ce48">
            <text:p>156.076</text:p>
          </table:table-cell>
          <table:table-cell office:value-type="percentage" office:value="0.96755315851466117" table:style-name="ce49">
            <text:p>96,8%</text:p>
          </table:table-cell>
          <table:table-cell office:value-type="float" office:value="188631" table:style-name="ce48">
            <text:p>188.631</text:p>
          </table:table-cell>
          <table:table-cell office:value-type="percentage" office:value="0.93860277653381097" table:style-name="ce49">
            <text:p>93,9%</text:p>
          </table:table-cell>
          <table:table-cell office:value-type="float" office:value="192477" table:style-name="ce48">
            <text:p>192.477</text:p>
          </table:table-cell>
          <table:table-cell office:value-type="percentage" office:value="0.90095348652152951" table:style-name="ce49">
            <text:p>90,1%</text:p>
          </table:table-cell>
          <table:table-cell office:value-type="float" office:value="132167" table:style-name="ce48">
            <text:p>132.167</text:p>
          </table:table-cell>
          <table:table-cell office:value-type="percentage" office:value="0.83503076864756942" table:style-name="ce49">
            <text:p>83,5%</text:p>
          </table:table-cell>
          <table:table-cell office:value-type="float" office:value="110995" table:style-name="ce48">
            <text:p>110.995</text:p>
          </table:table-cell>
          <table:table-cell office:value-type="percentage" office:value="0.84859860242511354" table:style-name="ce49">
            <text:p>84,9%</text:p>
          </table:table-cell>
          <table:table-cell office:value-type="float" office:value="95500" table:style-name="ce48">
            <text:p>95.500</text:p>
          </table:table-cell>
          <table:table-cell office:value-type="percentage" office:value="0.89221484159683095" table:style-name="ce49">
            <text:p>89,2%</text:p>
          </table:table-cell>
          <table:table-cell office:value-type="float" office:value="1097460" table:style-name="ce48">
            <text:p>1.097.46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69431515510236" table:style-name="ce49">
            <text:p>92,3%</text:p>
          </table:table-cell>
          <table:table-cell office:value-type="percentage" office:value="0.82445555778423341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94" table:style-name="ce48">
            <text:p>89.294</text:p>
          </table:table-cell>
          <table:table-cell office:value-type="percentage" office:value="1" table:style-name="ce49">
            <text:p>100,0%</text:p>
          </table:table-cell>
          <table:table-cell office:value-type="float" office:value="114833" table:style-name="ce48">
            <text:p>114.833</text:p>
          </table:table-cell>
          <table:table-cell office:value-type="percentage" office:value="1" table:style-name="ce49">
            <text:p>100,0%</text:p>
          </table:table-cell>
          <table:table-cell office:value-type="float" office:value="149229" table:style-name="ce48">
            <text:p>149.229</text:p>
          </table:table-cell>
          <table:table-cell office:value-type="percentage" office:value="0.98183433120600039" table:style-name="ce49">
            <text:p>98,2%</text:p>
          </table:table-cell>
          <table:table-cell office:value-type="float" office:value="154490" table:style-name="ce48">
            <text:p>154.490</text:p>
          </table:table-cell>
          <table:table-cell office:value-type="percentage" office:value="0.95315363116427998" table:style-name="ce49">
            <text:p>95,3%</text:p>
          </table:table-cell>
          <table:table-cell office:value-type="float" office:value="152636" table:style-name="ce48">
            <text:p>152.636</text:p>
          </table:table-cell>
          <table:table-cell office:value-type="percentage" office:value="0.91993731918997113" table:style-name="ce49">
            <text:p>92,0%</text:p>
          </table:table-cell>
          <table:table-cell office:value-type="float" office:value="93205" table:style-name="ce48">
            <text:p>93.205</text:p>
          </table:table-cell>
          <table:table-cell office:value-type="percentage" office:value="0.85831238316250891" table:style-name="ce49">
            <text:p>85,8%</text:p>
          </table:table-cell>
          <table:table-cell office:value-type="float" office:value="68964" table:style-name="ce48">
            <text:p>68.964</text:p>
          </table:table-cell>
          <table:table-cell office:value-type="percentage" office:value="0.87029605512228358" table:style-name="ce49">
            <text:p>87,0%</text:p>
          </table:table-cell>
          <table:table-cell office:value-type="float" office:value="63087" table:style-name="ce48">
            <text:p>63.087</text:p>
          </table:table-cell>
          <table:table-cell office:value-type="percentage" office:value="0.96676167708716443" table:style-name="ce49">
            <text:p>96,7%</text:p>
          </table:table-cell>
          <table:table-cell office:value-type="float" office:value="885738" table:style-name="ce48">
            <text:p>885.73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94890197937121" table:style-name="ce49">
            <text:p>95,2%</text:p>
          </table:table-cell>
          <table:table-cell office:value-type="percentage" office:value="0.87446699490269908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5" table:style-name="ce48">
            <text:p>51.865</text:p>
          </table:table-cell>
          <table:table-cell office:value-type="percentage" office:value="0.96703522085283311" table:style-name="ce49">
            <text:p>96,7%</text:p>
          </table:table-cell>
          <table:table-cell office:value-type="float" office:value="79959" table:style-name="ce48">
            <text:p>79.959</text:p>
          </table:table-cell>
          <table:table-cell office:value-type="percentage" office:value="0.91660361785542332" table:style-name="ce49">
            <text:p>91,7%</text:p>
          </table:table-cell>
          <table:table-cell office:value-type="float" office:value="112235" table:style-name="ce48">
            <text:p>112.235</text:p>
          </table:table-cell>
          <table:table-cell office:value-type="percentage" office:value="0.88101387046384028" table:style-name="ce49">
            <text:p>88,1%</text:p>
          </table:table-cell>
          <table:table-cell office:value-type="float" office:value="153769" table:style-name="ce48">
            <text:p>153.769</text:p>
          </table:table-cell>
          <table:table-cell office:value-type="percentage" office:value="0.86626518241431372" table:style-name="ce49">
            <text:p>86,6%</text:p>
          </table:table-cell>
          <table:table-cell office:value-type="float" office:value="174014" table:style-name="ce48">
            <text:p>174.014</text:p>
          </table:table-cell>
          <table:table-cell office:value-type="percentage" office:value="0.80330343499997692" table:style-name="ce49">
            <text:p>80,3%</text:p>
          </table:table-cell>
          <table:table-cell office:value-type="float" office:value="135643" table:style-name="ce48">
            <text:p>135.643</text:p>
          </table:table-cell>
          <table:table-cell office:value-type="percentage" office:value="0.73700196145549779" table:style-name="ce49">
            <text:p>73,7%</text:p>
          </table:table-cell>
          <table:table-cell office:value-type="float" office:value="105061" table:style-name="ce48">
            <text:p>105.061</text:p>
          </table:table-cell>
          <table:table-cell office:value-type="percentage" office:value="0.7656781791812729" table:style-name="ce49">
            <text:p>76,6%</text:p>
          </table:table-cell>
          <table:table-cell office:value-type="float" office:value="84690" table:style-name="ce48">
            <text:p>84.690</text:p>
          </table:table-cell>
          <table:table-cell office:value-type="percentage" office:value="0.85084793441568884" table:style-name="ce49">
            <text:p>85,1%</text:p>
          </table:table-cell>
          <table:table-cell office:value-type="float" office:value="897236" table:style-name="ce48">
            <text:p>897.23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32973438566004" table:style-name="ce49">
            <text:p>82,8%</text:p>
          </table:table-cell>
          <table:table-cell office:value-type="percentage" office:value="0.73557500358672701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63" table:style-name="ce48">
            <text:p>94.863</text:p>
          </table:table-cell>
          <table:table-cell office:value-type="percentage" office:value="0.94520834578824653" table:style-name="ce49">
            <text:p>94,5%</text:p>
          </table:table-cell>
          <table:table-cell office:value-type="float" office:value="156247" table:style-name="ce48">
            <text:p>156.247</text:p>
          </table:table-cell>
          <table:table-cell office:value-type="percentage" office:value="0.93311873678678503" table:style-name="ce49">
            <text:p>93,3%</text:p>
          </table:table-cell>
          <table:table-cell office:value-type="float" office:value="229545" table:style-name="ce48">
            <text:p>229.545</text:p>
          </table:table-cell>
          <table:table-cell office:value-type="percentage" office:value="0.91250422372840934" table:style-name="ce49">
            <text:p>91,3%</text:p>
          </table:table-cell>
          <table:table-cell office:value-type="float" office:value="326110" table:style-name="ce48">
            <text:p>326.110</text:p>
          </table:table-cell>
          <table:table-cell office:value-type="percentage" office:value="0.88557408478548361" table:style-name="ce49">
            <text:p>88,6%</text:p>
          </table:table-cell>
          <table:table-cell office:value-type="float" office:value="325324" table:style-name="ce48">
            <text:p>325.324</text:p>
          </table:table-cell>
          <table:table-cell office:value-type="percentage" office:value="0.82547544436127429" table:style-name="ce49">
            <text:p>82,5%</text:p>
          </table:table-cell>
          <table:table-cell office:value-type="float" office:value="239873" table:style-name="ce48">
            <text:p>239.873</text:p>
          </table:table-cell>
          <table:table-cell office:value-type="percentage" office:value="0.76670544840856347" table:style-name="ce49">
            <text:p>76,7%</text:p>
          </table:table-cell>
          <table:table-cell office:value-type="float" office:value="201465" table:style-name="ce48">
            <text:p>201.465</text:p>
          </table:table-cell>
          <table:table-cell office:value-type="percentage" office:value="0.79107947116083099" table:style-name="ce49">
            <text:p>79,1%</text:p>
          </table:table-cell>
          <table:table-cell office:value-type="float" office:value="172671" table:style-name="ce48">
            <text:p>172.671</text:p>
          </table:table-cell>
          <table:table-cell office:value-type="percentage" office:value="0.93707974927414317" table:style-name="ce49">
            <text:p>93,7%</text:p>
          </table:table-cell>
          <table:table-cell office:value-type="float" office:value="1746098" table:style-name="ce48">
            <text:p>1.746.09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66084947575949" table:style-name="ce49">
            <text:p>85,9%</text:p>
          </table:table-cell>
          <table:table-cell office:value-type="percentage" office:value="0.77799060671395837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3" table:style-name="ce48">
            <text:p>42.593</text:p>
          </table:table-cell>
          <table:table-cell office:value-type="percentage" office:value="1" table:style-name="ce49">
            <text:p>100,0%</text:p>
          </table:table-cell>
          <table:table-cell office:value-type="float" office:value="56227" table:style-name="ce48">
            <text:p>56.227</text:p>
          </table:table-cell>
          <table:table-cell office:value-type="percentage" office:value="1" table:style-name="ce49">
            <text:p>100,0%</text:p>
          </table:table-cell>
          <table:table-cell office:value-type="float" office:value="77306" table:style-name="ce48">
            <text:p>77.306</text:p>
          </table:table-cell>
          <table:table-cell office:value-type="percentage" office:value="0.97538387776474" table:style-name="ce49">
            <text:p>97,5%</text:p>
          </table:table-cell>
          <table:table-cell office:value-type="float" office:value="85232" table:style-name="ce48">
            <text:p>85.232</text:p>
          </table:table-cell>
          <table:table-cell office:value-type="percentage" office:value="0.93692426074530066" table:style-name="ce49">
            <text:p>93,7%</text:p>
          </table:table-cell>
          <table:table-cell office:value-type="float" office:value="89555" table:style-name="ce48">
            <text:p>89.555</text:p>
          </table:table-cell>
          <table:table-cell office:value-type="percentage" office:value="0.91958803113383858" table:style-name="ce49">
            <text:p>92,0%</text:p>
          </table:table-cell>
          <table:table-cell office:value-type="float" office:value="56983" table:style-name="ce48">
            <text:p>56.983</text:p>
          </table:table-cell>
          <table:table-cell office:value-type="percentage" office:value="0.84849161678429974" table:style-name="ce49">
            <text:p>84,8%</text:p>
          </table:table-cell>
          <table:table-cell office:value-type="float" office:value="43569" table:style-name="ce48">
            <text:p>43.569</text:p>
          </table:table-cell>
          <table:table-cell office:value-type="percentage" office:value="0.85642678827668905" table:style-name="ce49">
            <text:p>85,6%</text:p>
          </table:table-cell>
          <table:table-cell office:value-type="float" office:value="43326" table:style-name="ce48">
            <text:p>43.326</text:p>
          </table:table-cell>
          <table:table-cell office:value-type="percentage" office:value="0.95678289865954114" table:style-name="ce49">
            <text:p>95,7%</text:p>
          </table:table-cell>
          <table:table-cell office:value-type="float" office:value="494791" table:style-name="ce48">
            <text:p>494.79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77190918715447" table:style-name="ce49">
            <text:p>93,9%</text:p>
          </table:table-cell>
          <table:table-cell office:value-type="percentage" office:value="0.84774567167247772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46" table:style-name="ce48">
            <text:p>230.046</text:p>
          </table:table-cell>
          <table:table-cell office:value-type="percentage" office:value="1" table:style-name="ce49">
            <text:p>100,0%</text:p>
          </table:table-cell>
          <table:table-cell office:value-type="float" office:value="252359" table:style-name="ce48">
            <text:p>252.359</text:p>
          </table:table-cell>
          <table:table-cell office:value-type="percentage" office:value="1" table:style-name="ce49">
            <text:p>100,0%</text:p>
          </table:table-cell>
          <table:table-cell office:value-type="float" office:value="324683" table:style-name="ce48">
            <text:p>324.683</text:p>
          </table:table-cell>
          <table:table-cell office:value-type="percentage" office:value="0.99217706719471466" table:style-name="ce49">
            <text:p>99,2%</text:p>
          </table:table-cell>
          <table:table-cell office:value-type="float" office:value="357948" table:style-name="ce48">
            <text:p>357.948</text:p>
          </table:table-cell>
          <table:table-cell office:value-type="percentage" office:value="0.93899575816559677" table:style-name="ce49">
            <text:p>93,9%</text:p>
          </table:table-cell>
          <table:table-cell office:value-type="float" office:value="326355" table:style-name="ce48">
            <text:p>326.355</text:p>
          </table:table-cell>
          <table:table-cell office:value-type="percentage" office:value="0.90603328132547845" table:style-name="ce49">
            <text:p>90,6%</text:p>
          </table:table-cell>
          <table:table-cell office:value-type="float" office:value="219188" table:style-name="ce48">
            <text:p>219.188</text:p>
          </table:table-cell>
          <table:table-cell office:value-type="percentage" office:value="0.84660605171068593" table:style-name="ce49">
            <text:p>84,7%</text:p>
          </table:table-cell>
          <table:table-cell office:value-type="float" office:value="181370" table:style-name="ce48">
            <text:p>181.370</text:p>
          </table:table-cell>
          <table:table-cell office:value-type="percentage" office:value="0.85641163665896991" table:style-name="ce49">
            <text:p>85,6%</text:p>
          </table:table-cell>
          <table:table-cell office:value-type="float" office:value="156329" table:style-name="ce48">
            <text:p>156.329</text:p>
          </table:table-cell>
          <table:table-cell office:value-type="percentage" office:value="0.92943435712671973" table:style-name="ce49">
            <text:p>92,9%</text:p>
          </table:table-cell>
          <table:table-cell office:value-type="float" office:value="2048278" table:style-name="ce48">
            <text:p>2.048.27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9730649232626" table:style-name="ce49">
            <text:p>94,3%</text:p>
          </table:table-cell>
          <table:table-cell office:value-type="percentage" office:value="0.85822339187706276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05" table:style-name="ce48">
            <text:p>139.105</text:p>
          </table:table-cell>
          <table:table-cell office:value-type="percentage" office:value="1" table:style-name="ce49">
            <text:p>100,0%</text:p>
          </table:table-cell>
          <table:table-cell office:value-type="float" office:value="159567" table:style-name="ce48">
            <text:p>159.567</text:p>
          </table:table-cell>
          <table:table-cell office:value-type="percentage" office:value="1" table:style-name="ce49">
            <text:p>100,0%</text:p>
          </table:table-cell>
          <table:table-cell office:value-type="float" office:value="225652" table:style-name="ce48">
            <text:p>225.652</text:p>
          </table:table-cell>
          <table:table-cell office:value-type="percentage" office:value="0.98958022698966797" table:style-name="ce49">
            <text:p>99,0%</text:p>
          </table:table-cell>
          <table:table-cell office:value-type="float" office:value="290408" table:style-name="ce48">
            <text:p>290.408</text:p>
          </table:table-cell>
          <table:table-cell office:value-type="percentage" office:value="0.93256734755480775" table:style-name="ce49">
            <text:p>93,3%</text:p>
          </table:table-cell>
          <table:table-cell office:value-type="float" office:value="292496" table:style-name="ce48">
            <text:p>292.496</text:p>
          </table:table-cell>
          <table:table-cell office:value-type="percentage" office:value="0.88452617477266615" table:style-name="ce49">
            <text:p>88,5%</text:p>
          </table:table-cell>
          <table:table-cell office:value-type="float" office:value="212838" table:style-name="ce48">
            <text:p>212.838</text:p>
          </table:table-cell>
          <table:table-cell office:value-type="percentage" office:value="0.82575043355796873" table:style-name="ce49">
            <text:p>82,6%</text:p>
          </table:table-cell>
          <table:table-cell office:value-type="float" office:value="181258" table:style-name="ce48">
            <text:p>181.258</text:p>
          </table:table-cell>
          <table:table-cell office:value-type="percentage" office:value="0.82769233579308832" table:style-name="ce49">
            <text:p>82,8%</text:p>
          </table:table-cell>
          <table:table-cell office:value-type="float" office:value="160400" table:style-name="ce48">
            <text:p>160.400</text:p>
          </table:table-cell>
          <table:table-cell office:value-type="percentage" office:value="0.90205605794754129" table:style-name="ce49">
            <text:p>90,2%</text:p>
          </table:table-cell>
          <table:table-cell office:value-type="float" office:value="1661724" table:style-name="ce48">
            <text:p>1.661.72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00493920428705" table:style-name="ce49">
            <text:p>91,5%</text:p>
          </table:table-cell>
          <table:table-cell office:value-type="percentage" office:value="0.81112885716294003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80" table:style-name="ce48">
            <text:p>461.280</text:p>
          </table:table-cell>
          <table:table-cell office:value-type="percentage" office:value="1" table:style-name="ce49">
            <text:p>100,0%</text:p>
          </table:table-cell>
          <table:table-cell office:value-type="float" office:value="622270" table:style-name="ce48">
            <text:p>622.270</text:p>
          </table:table-cell>
          <table:table-cell office:value-type="percentage" office:value="0.97881825160129365" table:style-name="ce49">
            <text:p>97,9%</text:p>
          </table:table-cell>
          <table:table-cell office:value-type="float" office:value="810335" table:style-name="ce48">
            <text:p>810.335</text:p>
          </table:table-cell>
          <table:table-cell office:value-type="percentage" office:value="0.95055742981686464" table:style-name="ce49">
            <text:p>95,1%</text:p>
          </table:table-cell>
          <table:table-cell office:value-type="float" office:value="1045438" table:style-name="ce48">
            <text:p>1.045.438</text:p>
          </table:table-cell>
          <table:table-cell office:value-type="percentage" office:value="0.95264903166663784" table:style-name="ce49">
            <text:p>95,3%</text:p>
          </table:table-cell>
          <table:table-cell office:value-type="float" office:value="1167665" table:style-name="ce48">
            <text:p>1.167.665</text:p>
          </table:table-cell>
          <table:table-cell office:value-type="percentage" office:value="0.91543515244643403" table:style-name="ce49">
            <text:p>91,5%</text:p>
          </table:table-cell>
          <table:table-cell office:value-type="float" office:value="834992" table:style-name="ce48">
            <text:p>834.992</text:p>
          </table:table-cell>
          <table:table-cell office:value-type="percentage" office:value="0.86381938036142136" table:style-name="ce49">
            <text:p>86,4%</text:p>
          </table:table-cell>
          <table:table-cell office:value-type="float" office:value="701745" table:style-name="ce48">
            <text:p>701.745</text:p>
          </table:table-cell>
          <table:table-cell office:value-type="percentage" office:value="0.84644574687382768" table:style-name="ce49">
            <text:p>84,6%</text:p>
          </table:table-cell>
          <table:table-cell office:value-type="float" office:value="609426" table:style-name="ce48">
            <text:p>609.426</text:p>
          </table:table-cell>
          <table:table-cell office:value-type="percentage" office:value="0.90774439461215473" table:style-name="ce49">
            <text:p>90,8%</text:p>
          </table:table-cell>
          <table:table-cell office:value-type="float" office:value="6253151" table:style-name="ce48">
            <text:p>6.253.15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96539462203275" table:style-name="ce49">
            <text:p>92,2%</text:p>
          </table:table-cell>
          <table:table-cell office:value-type="percentage" office:value="0.81514075992539936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45" table:style-name="ce48">
            <text:p>299.145</text:p>
          </table:table-cell>
          <table:table-cell office:value-type="percentage" office:value="1" table:style-name="ce49">
            <text:p>100,0%</text:p>
          </table:table-cell>
          <table:table-cell office:value-type="float" office:value="437918" table:style-name="ce48">
            <text:p>437.918</text:p>
          </table:table-cell>
          <table:table-cell office:value-type="percentage" office:value="0.99577512188022999" table:style-name="ce49">
            <text:p>99,6%</text:p>
          </table:table-cell>
          <table:table-cell office:value-type="float" office:value="576911" table:style-name="ce48">
            <text:p>576.911</text:p>
          </table:table-cell>
          <table:table-cell office:value-type="percentage" office:value="0.96612352212211539" table:style-name="ce49">
            <text:p>96,6%</text:p>
          </table:table-cell>
          <table:table-cell office:value-type="float" office:value="724212" table:style-name="ce48">
            <text:p>724.212</text:p>
          </table:table-cell>
          <table:table-cell office:value-type="percentage" office:value="0.95004040425241643" table:style-name="ce49">
            <text:p>95,0%</text:p>
          </table:table-cell>
          <table:table-cell office:value-type="float" office:value="768504" table:style-name="ce48">
            <text:p>768.504</text:p>
          </table:table-cell>
          <table:table-cell office:value-type="percentage" office:value="0.91409893627270811" table:style-name="ce49">
            <text:p>91,4%</text:p>
          </table:table-cell>
          <table:table-cell office:value-type="float" office:value="531664" table:style-name="ce48">
            <text:p>531.664</text:p>
          </table:table-cell>
          <table:table-cell office:value-type="percentage" office:value="0.86601370534645339" table:style-name="ce49">
            <text:p>86,6%</text:p>
          </table:table-cell>
          <table:table-cell office:value-type="float" office:value="449926" table:style-name="ce48">
            <text:p>449.926</text:p>
          </table:table-cell>
          <table:table-cell office:value-type="percentage" office:value="0.87743699453754387" table:style-name="ce49">
            <text:p>87,7%</text:p>
          </table:table-cell>
          <table:table-cell office:value-type="float" office:value="408162" table:style-name="ce48">
            <text:p>408.162</text:p>
          </table:table-cell>
          <table:table-cell office:value-type="percentage" office:value="0.9431405669075188" table:style-name="ce49">
            <text:p>94,3%</text:p>
          </table:table-cell>
          <table:table-cell office:value-type="float" office:value="4196442" table:style-name="ce48">
            <text:p>4.196.44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19806563897889" table:style-name="ce49">
            <text:p>93,4%</text:p>
          </table:table-cell>
          <table:table-cell office:value-type="percentage" office:value="0.83146514445581521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0" table:style-name="ce48">
            <text:p>78.440</text:p>
          </table:table-cell>
          <table:table-cell office:value-type="percentage" office:value="1" table:style-name="ce49">
            <text:p>100,0%</text:p>
          </table:table-cell>
          <table:table-cell office:value-type="float" office:value="96170" table:style-name="ce48">
            <text:p>96.170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8" table:style-name="ce48">
            <text:p>133.49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83" table:style-name="ce48">
            <text:p>162.383</text:p>
          </table:table-cell>
          <table:table-cell office:value-type="percentage" office:value="0.96683596006025496" table:style-name="ce49">
            <text:p>96,7%</text:p>
          </table:table-cell>
          <table:table-cell office:value-type="float" office:value="147431" table:style-name="ce48">
            <text:p>147.431</text:p>
          </table:table-cell>
          <table:table-cell office:value-type="percentage" office:value="0.93585593134267719" table:style-name="ce49">
            <text:p>93,6%</text:p>
          </table:table-cell>
          <table:table-cell office:value-type="float" office:value="114941" table:style-name="ce48">
            <text:p>114.941</text:p>
          </table:table-cell>
          <table:table-cell office:value-type="percentage" office:value="0.88523744243003033" table:style-name="ce49">
            <text:p>88,5%</text:p>
          </table:table-cell>
          <table:table-cell office:value-type="float" office:value="95764" table:style-name="ce48">
            <text:p>95.764</text:p>
          </table:table-cell>
          <table:table-cell office:value-type="percentage" office:value="0.85119015874708903" table:style-name="ce49">
            <text:p>85,1%</text:p>
          </table:table-cell>
          <table:table-cell office:value-type="float" office:value="81439" table:style-name="ce48">
            <text:p>81.439</text:p>
          </table:table-cell>
          <table:table-cell office:value-type="percentage" office:value="0.95018026111610221" table:style-name="ce49">
            <text:p>95,0%</text:p>
          </table:table-cell>
          <table:table-cell office:value-type="float" office:value="910066" table:style-name="ce48">
            <text:p>910.06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07514554316819" table:style-name="ce49">
            <text:p>95,8%</text:p>
          </table:table-cell>
          <table:table-cell office:value-type="percentage" office:value="0.8601766164240231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11" table:style-name="ce48">
            <text:p>243.111</text:p>
          </table:table-cell>
          <table:table-cell office:value-type="percentage" office:value="1" table:style-name="ce49">
            <text:p>100,0%</text:p>
          </table:table-cell>
          <table:table-cell office:value-type="float" office:value="292401" table:style-name="ce48">
            <text:p>292.401</text:p>
          </table:table-cell>
          <table:table-cell office:value-type="percentage" office:value="1" table:style-name="ce49">
            <text:p>100,0%</text:p>
          </table:table-cell>
          <table:table-cell office:value-type="float" office:value="348319" table:style-name="ce48">
            <text:p>348.319</text:p>
          </table:table-cell>
          <table:table-cell office:value-type="percentage" office:value="0.98515977215003703" table:style-name="ce49">
            <text:p>98,5%</text:p>
          </table:table-cell>
          <table:table-cell office:value-type="float" office:value="393943" table:style-name="ce48">
            <text:p>393.943</text:p>
          </table:table-cell>
          <table:table-cell office:value-type="percentage" office:value="0.96271505376344091" table:style-name="ce49">
            <text:p>96,3%</text:p>
          </table:table-cell>
          <table:table-cell office:value-type="float" office:value="412721" table:style-name="ce48">
            <text:p>412.721</text:p>
          </table:table-cell>
          <table:table-cell office:value-type="percentage" office:value="0.931993035812274" table:style-name="ce49">
            <text:p>93,2%</text:p>
          </table:table-cell>
          <table:table-cell office:value-type="float" office:value="269204" table:style-name="ce48">
            <text:p>269.204</text:p>
          </table:table-cell>
          <table:table-cell office:value-type="percentage" office:value="0.8723452517514696" table:style-name="ce49">
            <text:p>87,2%</text:p>
          </table:table-cell>
          <table:table-cell office:value-type="float" office:value="205005" table:style-name="ce48">
            <text:p>205.005</text:p>
          </table:table-cell>
          <table:table-cell office:value-type="percentage" office:value="0.88992542172754185" table:style-name="ce49">
            <text:p>89,0%</text:p>
          </table:table-cell>
          <table:table-cell office:value-type="float" office:value="177199" table:style-name="ce48">
            <text:p>177.199</text:p>
          </table:table-cell>
          <table:table-cell office:value-type="percentage" office:value="0.9664837682171219" table:style-name="ce49">
            <text:p>96,6%</text:p>
          </table:table-cell>
          <table:table-cell office:value-type="float" office:value="2341903" table:style-name="ce48">
            <text:p>2.341.90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49426149380712" table:style-name="ce49">
            <text:p>95,3%</text:p>
          </table:table-cell>
          <table:table-cell office:value-type="percentage" office:value="0.86837622493581468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8" table:style-name="ce48">
            <text:p>23.488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75" table:style-name="ce48">
            <text:p>45.975</text:p>
          </table:table-cell>
          <table:table-cell office:value-type="percentage" office:value="0.96789473684210525" table:style-name="ce49">
            <text:p>96,8%</text:p>
          </table:table-cell>
          <table:table-cell office:value-type="float" office:value="48552" table:style-name="ce48">
            <text:p>48.552</text:p>
          </table:table-cell>
          <table:table-cell office:value-type="percentage" office:value="0.9386745031320084" table:style-name="ce49">
            <text:p>93,9%</text:p>
          </table:table-cell>
          <table:table-cell office:value-type="float" office:value="32606" table:style-name="ce48">
            <text:p>32.606</text:p>
          </table:table-cell>
          <table:table-cell office:value-type="percentage" office:value="0.88038665082622314" table:style-name="ce49">
            <text:p>88,0%</text:p>
          </table:table-cell>
          <table:table-cell office:value-type="float" office:value="25879" table:style-name="ce48">
            <text:p>25.879</text:p>
          </table:table-cell>
          <table:table-cell office:value-type="percentage" office:value="0.85788636212954983" table:style-name="ce49">
            <text:p>85,8%</text:p>
          </table:table-cell>
          <table:table-cell office:value-type="float" office:value="25509" table:style-name="ce48">
            <text:p>25.509</text:p>
          </table:table-cell>
          <table:table-cell office:value-type="percentage" office:value="0.98168173946507598" table:style-name="ce49">
            <text:p>98,2%</text:p>
          </table:table-cell>
          <table:table-cell office:value-type="float" office:value="269342" table:style-name="ce48">
            <text:p>269.34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88133040120227" table:style-name="ce49">
            <text:p>95,7%</text:p>
          </table:table-cell>
          <table:table-cell office:value-type="percentage" office:value="0.85187363999797583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76" table:style-name="ce48">
            <text:p>374.976</text:p>
          </table:table-cell>
          <table:table-cell office:value-type="percentage" office:value="1" table:style-name="ce49">
            <text:p>100,0%</text:p>
          </table:table-cell>
          <table:table-cell office:value-type="float" office:value="512829" table:style-name="ce48">
            <text:p>512.829</text:p>
          </table:table-cell>
          <table:table-cell office:value-type="percentage" office:value="0.973017740252348" table:style-name="ce49">
            <text:p>97,3%</text:p>
          </table:table-cell>
          <table:table-cell office:value-type="float" office:value="694497" table:style-name="ce48">
            <text:p>694.497</text:p>
          </table:table-cell>
          <table:table-cell office:value-type="percentage" office:value="0.96396597719783805" table:style-name="ce49">
            <text:p>96,4%</text:p>
          </table:table-cell>
          <table:table-cell office:value-type="float" office:value="951115" table:style-name="ce48">
            <text:p>951.115</text:p>
          </table:table-cell>
          <table:table-cell office:value-type="percentage" office:value="0.9609561519521419" table:style-name="ce49">
            <text:p>96,1%</text:p>
          </table:table-cell>
          <table:table-cell office:value-type="float" office:value="1054439" table:style-name="ce48">
            <text:p>1.054.439</text:p>
          </table:table-cell>
          <table:table-cell office:value-type="percentage" office:value="0.91211842568507995" table:style-name="ce49">
            <text:p>91,2%</text:p>
          </table:table-cell>
          <table:table-cell office:value-type="float" office:value="782471" table:style-name="ce48">
            <text:p>782.471</text:p>
          </table:table-cell>
          <table:table-cell office:value-type="percentage" office:value="0.86859767062887694" table:style-name="ce49">
            <text:p>86,9%</text:p>
          </table:table-cell>
          <table:table-cell office:value-type="float" office:value="639575" table:style-name="ce48">
            <text:p>639.575</text:p>
          </table:table-cell>
          <table:table-cell office:value-type="percentage" office:value="0.86951113237995148" table:style-name="ce49">
            <text:p>87,0%</text:p>
          </table:table-cell>
          <table:table-cell office:value-type="float" office:value="506806" table:style-name="ce48">
            <text:p>506.806</text:p>
          </table:table-cell>
          <table:table-cell office:value-type="percentage" office:value="0.8879805165224095" table:style-name="ce49">
            <text:p>88,8%</text:p>
          </table:table-cell>
          <table:table-cell office:value-type="float" office:value="5516708" table:style-name="ce48">
            <text:p>5.516.70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93116758791127" table:style-name="ce49">
            <text:p>92,4%</text:p>
          </table:table-cell>
          <table:table-cell office:value-type="percentage" office:value="0.81658502851167913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85" table:style-name="ce48">
            <text:p>72.885</text:p>
          </table:table-cell>
          <table:table-cell office:value-type="percentage" office:value="1" table:style-name="ce49">
            <text:p>100,0%</text:p>
          </table:table-cell>
          <table:table-cell office:value-type="float" office:value="103892" table:style-name="ce48">
            <text:p>103.892</text:p>
          </table:table-cell>
          <table:table-cell office:value-type="percentage" office:value="0.99971132195300316" table:style-name="ce49">
            <text:p>100,0%</text:p>
          </table:table-cell>
          <table:table-cell office:value-type="float" office:value="149904" table:style-name="ce48">
            <text:p>149.904</text:p>
          </table:table-cell>
          <table:table-cell office:value-type="percentage" office:value="0.97631251587523848" table:style-name="ce49">
            <text:p>97,6%</text:p>
          </table:table-cell>
          <table:table-cell office:value-type="float" office:value="210074" table:style-name="ce48">
            <text:p>210.074</text:p>
          </table:table-cell>
          <table:table-cell office:value-type="percentage" office:value="0.9631871180130489" table:style-name="ce49">
            <text:p>96,3%</text:p>
          </table:table-cell>
          <table:table-cell office:value-type="float" office:value="237019" table:style-name="ce48">
            <text:p>237.019</text:p>
          </table:table-cell>
          <table:table-cell office:value-type="percentage" office:value="0.93880808656938697" table:style-name="ce49">
            <text:p>93,9%</text:p>
          </table:table-cell>
          <table:table-cell office:value-type="float" office:value="175100" table:style-name="ce48">
            <text:p>175.100</text:p>
          </table:table-cell>
          <table:table-cell office:value-type="percentage" office:value="0.8795724203060169" table:style-name="ce49">
            <text:p>88,0%</text:p>
          </table:table-cell>
          <table:table-cell office:value-type="float" office:value="150451" table:style-name="ce48">
            <text:p>150.451</text:p>
          </table:table-cell>
          <table:table-cell office:value-type="percentage" office:value="0.8649641541000006" table:style-name="ce49">
            <text:p>86,5%</text:p>
          </table:table-cell>
          <table:table-cell office:value-type="float" office:value="132274" table:style-name="ce48">
            <text:p>132.274</text:p>
          </table:table-cell>
          <table:table-cell office:value-type="percentage" office:value="0.91465674614150583" table:style-name="ce49">
            <text:p>91,5%</text:p>
          </table:table-cell>
          <table:table-cell office:value-type="float" office:value="1231599" table:style-name="ce48">
            <text:p>1.231.599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71912107794852" table:style-name="ce49">
            <text:p>93,5%</text:p>
          </table:table-cell>
          <table:table-cell office:value-type="percentage" office:value="0.81397034914307009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3" table:style-name="ce48">
            <text:p>56.013</text:p>
          </table:table-cell>
          <table:table-cell office:value-type="percentage" office:value="0.98893008474576272" table:style-name="ce49">
            <text:p>98,9%</text:p>
          </table:table-cell>
          <table:table-cell office:value-type="float" office:value="72651" table:style-name="ce48">
            <text:p>72.651</text:p>
          </table:table-cell>
          <table:table-cell office:value-type="percentage" office:value="0.96010307915950843" table:style-name="ce49">
            <text:p>96,0%</text:p>
          </table:table-cell>
          <table:table-cell office:value-type="float" office:value="92574" table:style-name="ce48">
            <text:p>92.574</text:p>
          </table:table-cell>
          <table:table-cell office:value-type="percentage" office:value="0.94755266228581958" table:style-name="ce49">
            <text:p>94,8%</text:p>
          </table:table-cell>
          <table:table-cell office:value-type="float" office:value="96651" table:style-name="ce48">
            <text:p>96.651</text:p>
          </table:table-cell>
          <table:table-cell office:value-type="percentage" office:value="0.91419085724014637" table:style-name="ce49">
            <text:p>91,4%</text:p>
          </table:table-cell>
          <table:table-cell office:value-type="float" office:value="66125" table:style-name="ce48">
            <text:p>66.125</text:p>
          </table:table-cell>
          <table:table-cell office:value-type="percentage" office:value="0.8617993196835616" table:style-name="ce49">
            <text:p>86,2%</text:p>
          </table:table-cell>
          <table:table-cell office:value-type="float" office:value="60127" table:style-name="ce48">
            <text:p>60.127</text:p>
          </table:table-cell>
          <table:table-cell office:value-type="percentage" office:value="0.87391354902473761" table:style-name="ce49">
            <text:p>87,4%</text:p>
          </table:table-cell>
          <table:table-cell office:value-type="float" office:value="53281" table:style-name="ce48">
            <text:p>53.281</text:p>
          </table:table-cell>
          <table:table-cell office:value-type="percentage" office:value="0.92628779054606147" table:style-name="ce49">
            <text:p>92,6%</text:p>
          </table:table-cell>
          <table:table-cell office:value-type="float" office:value="540010" table:style-name="ce48">
            <text:p>540.01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77249239021398" table:style-name="ce49">
            <text:p>93,1%</text:p>
          </table:table-cell>
          <table:table-cell office:value-type="percentage" office:value="0.8211156626432744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76" table:style-name="ce48">
            <text:p>165.076</text:p>
          </table:table-cell>
          <table:table-cell office:value-type="percentage" office:value="1" table:style-name="ce49">
            <text:p>100,0%</text:p>
          </table:table-cell>
          <table:table-cell office:value-type="float" office:value="214623" table:style-name="ce48">
            <text:p>214.623</text:p>
          </table:table-cell>
          <table:table-cell office:value-type="percentage" office:value="0.99194420565153485" table:style-name="ce49">
            <text:p>99,2%</text:p>
          </table:table-cell>
          <table:table-cell office:value-type="float" office:value="280573" table:style-name="ce48">
            <text:p>280.573</text:p>
          </table:table-cell>
          <table:table-cell office:value-type="percentage" office:value="0.98736640590083857" table:style-name="ce49">
            <text:p>98,7%</text:p>
          </table:table-cell>
          <table:table-cell office:value-type="float" office:value="327579" table:style-name="ce48">
            <text:p>327.579</text:p>
          </table:table-cell>
          <table:table-cell office:value-type="percentage" office:value="0.97069935727048862" table:style-name="ce49">
            <text:p>97,1%</text:p>
          </table:table-cell>
          <table:table-cell office:value-type="float" office:value="327089" table:style-name="ce48">
            <text:p>327.089</text:p>
          </table:table-cell>
          <table:table-cell office:value-type="percentage" office:value="0.93973809414360576" table:style-name="ce49">
            <text:p>94,0%</text:p>
          </table:table-cell>
          <table:table-cell office:value-type="float" office:value="212916" table:style-name="ce48">
            <text:p>212.916</text:p>
          </table:table-cell>
          <table:table-cell office:value-type="percentage" office:value="0.89597912765375476" table:style-name="ce49">
            <text:p>89,6%</text:p>
          </table:table-cell>
          <table:table-cell office:value-type="float" office:value="176378" table:style-name="ce48">
            <text:p>176.378</text:p>
          </table:table-cell>
          <table:table-cell office:value-type="percentage" office:value="0.88536505785206943" table:style-name="ce49">
            <text:p>88,5%</text:p>
          </table:table-cell>
          <table:table-cell office:value-type="float" office:value="160837" table:style-name="ce48">
            <text:p>160.837</text:p>
          </table:table-cell>
          <table:table-cell office:value-type="percentage" office:value="0.93067811615755391" table:style-name="ce49">
            <text:p>93,1%</text:p>
          </table:table-cell>
          <table:table-cell office:value-type="float" office:value="1865071" table:style-name="ce48">
            <text:p>1.865.07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87706859419219" table:style-name="ce49">
            <text:p>95,4%</text:p>
          </table:table-cell>
          <table:table-cell office:value-type="percentage" office:value="0.8532248383738017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7" table:style-name="ce48">
            <text:p>2.407</text:p>
          </table:table-cell>
          <table:table-cell office:value-type="percentage" office:value="0.8484314416637293" table:style-name="ce49">
            <text:p>84,8%</text:p>
          </table:table-cell>
          <table:table-cell office:value-type="float" office:value="3929" table:style-name="ce48">
            <text:p>3.929</text:p>
          </table:table-cell>
          <table:table-cell office:value-type="percentage" office:value="0.89214350590372393" table:style-name="ce49">
            <text:p>89,2%</text:p>
          </table:table-cell>
          <table:table-cell office:value-type="float" office:value="7712" table:style-name="ce48">
            <text:p>7.712</text:p>
          </table:table-cell>
          <table:table-cell office:value-type="percentage" office:value="0.925921479169168" table:style-name="ce49">
            <text:p>92,6%</text:p>
          </table:table-cell>
          <table:table-cell office:value-type="float" office:value="10677" table:style-name="ce48">
            <text:p>10.677</text:p>
          </table:table-cell>
          <table:table-cell office:value-type="percentage" office:value="0.923855671887168" table:style-name="ce49">
            <text:p>92,4%</text:p>
          </table:table-cell>
          <table:table-cell office:value-type="float" office:value="11301" table:style-name="ce48">
            <text:p>11.301</text:p>
          </table:table-cell>
          <table:table-cell office:value-type="percentage" office:value="0.91454236465161443" table:style-name="ce49">
            <text:p>91,5%</text:p>
          </table:table-cell>
          <table:table-cell office:value-type="float" office:value="9550" table:style-name="ce48">
            <text:p>9.550</text:p>
          </table:table-cell>
          <table:table-cell office:value-type="percentage" office:value="0.8377927888411264" table:style-name="ce49">
            <text:p>83,8%</text:p>
          </table:table-cell>
          <table:table-cell office:value-type="float" office:value="9749" table:style-name="ce48">
            <text:p>9.749</text:p>
          </table:table-cell>
          <table:table-cell office:value-type="percentage" office:value="0.8972848596410492" table:style-name="ce49">
            <text:p>89,7%</text:p>
          </table:table-cell>
          <table:table-cell office:value-type="float" office:value="9368" table:style-name="ce48">
            <text:p>9.368</text:p>
          </table:table-cell>
          <table:table-cell office:value-type="percentage" office:value="1.0093739898717811" table:style-name="ce49">
            <text:p>100,9%</text:p>
          </table:table-cell>
          <table:table-cell office:value-type="float" office:value="64693" table:style-name="ce48">
            <text:p>64.693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079699840910056" table:style-name="ce49">
            <text:p>91,1%</text:p>
          </table:table-cell>
          <table:table-cell office:value-type="percentage" office:value="0.77460876228791742" table:style-name="ce49">
            <text:p>77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12" table:style-name="ce48">
            <text:p>7.512</text:p>
          </table:table-cell>
          <table:table-cell office:value-type="percentage" office:value="0.9384134915677701" table:style-name="ce49">
            <text:p>93,8%</text:p>
          </table:table-cell>
          <table:table-cell office:value-type="float" office:value="10161" table:style-name="ce48">
            <text:p>10.161</text:p>
          </table:table-cell>
          <table:table-cell office:value-type="percentage" office:value="0.94074622720118506" table:style-name="ce49">
            <text:p>94,1%</text:p>
          </table:table-cell>
          <table:table-cell office:value-type="float" office:value="10667" table:style-name="ce48">
            <text:p>10.667</text:p>
          </table:table-cell>
          <table:table-cell office:value-type="percentage" office:value="0.9765632152339101" table:style-name="ce49">
            <text:p>97,7%</text:p>
          </table:table-cell>
          <table:table-cell office:value-type="float" office:value="9368" table:style-name="ce48">
            <text:p>9.368</text:p>
          </table:table-cell>
          <table:table-cell office:value-type="percentage" office:value="0.85536888239590947" table:style-name="ce49">
            <text:p>85,5%</text:p>
          </table:table-cell>
          <table:table-cell office:value-type="float" office:value="10296" table:style-name="ce48">
            <text:p>10.296</text:p>
          </table:table-cell>
          <table:table-cell office:value-type="percentage" office:value="0.88067744418783678" table:style-name="ce49">
            <text:p>88,1%</text:p>
          </table:table-cell>
          <table:table-cell office:value-type="float" office:value="9083" table:style-name="ce48">
            <text:p>9.083</text:p>
          </table:table-cell>
          <table:table-cell office:value-type="percentage" office:value="0.94812108559498953" table:style-name="ce49">
            <text:p>94,8%</text:p>
          </table:table-cell>
          <table:table-cell office:value-type="float" office:value="62613" table:style-name="ce48">
            <text:p>62.61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719157413646613" table:style-name="ce49">
            <text:p>91,7%</text:p>
          </table:table-cell>
          <table:table-cell office:value-type="percentage" office:value="0.74519768632024941" table:style-name="ce49">
            <text:p>74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60" table:style-name="ce48">
            <text:p>9.660</text:p>
          </table:table-cell>
          <table:table-cell office:value-type="string" table:style-name="ce49">
            <text:p>-</text:p>
          </table:table-cell>
          <table:table-cell office:value-type="float" office:value="22692" table:style-name="ce48">
            <text:p>22.692</text:p>
          </table:table-cell>
          <table:table-cell office:value-type="string" table:style-name="ce49">
            <text:p>-</text:p>
          </table:table-cell>
          <table:table-cell office:value-type="float" office:value="32676" table:style-name="ce48">
            <text:p>32.676</text:p>
          </table:table-cell>
          <table:table-cell office:value-type="string" table:style-name="ce49">
            <text:p>-</text:p>
          </table:table-cell>
          <table:table-cell office:value-type="float" office:value="25119" table:style-name="ce48">
            <text:p>25.119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29" table:style-name="ce48">
            <text:p>95.12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0" table:style-name="ce51">
            <text:p>1.970</text:p>
          </table:table-cell>
          <table:table-cell office:value-type="string" table:style-name="ce52">
            <text:p>-</text:p>
          </table:table-cell>
          <table:table-cell office:value-type="float" office:value="2425" table:style-name="ce51">
            <text:p>2.425</text:p>
          </table:table-cell>
          <table:table-cell office:value-type="string" table:style-name="ce52">
            <text:p>-</text:p>
          </table:table-cell>
          <table:table-cell office:value-type="float" office:value="2122" table:style-name="ce51">
            <text:p>2.122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14" table:style-name="ce51">
            <text:p>8.114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613" table:style-name="ce55">
            <text:p>2.950.613</text:p>
          </table:table-cell>
          <table:table-cell office:value-type="percentage" office:value="1" table:style-name="ce56">
            <text:p>100,0%</text:p>
          </table:table-cell>
          <table:table-cell office:value-type="float" office:value="3968056" table:style-name="ce55">
            <text:p>3.968.056</text:p>
          </table:table-cell>
          <table:table-cell office:value-type="percentage" office:value="0.99280104302685956" table:style-name="ce56">
            <text:p>99,3%</text:p>
          </table:table-cell>
          <table:table-cell office:value-type="float" office:value="5336944" table:style-name="ce55">
            <text:p>5.336.944</text:p>
          </table:table-cell>
          <table:table-cell office:value-type="percentage" office:value="0.96900389639157103" table:style-name="ce56">
            <text:p>96,9%</text:p>
          </table:table-cell>
          <table:table-cell office:value-type="float" office:value="6771161" table:style-name="ce55">
            <text:p>6.771.161</text:p>
          </table:table-cell>
          <table:table-cell office:value-type="percentage" office:value="0.949710044470227" table:style-name="ce56">
            <text:p>95,0%</text:p>
          </table:table-cell>
          <table:table-cell office:value-type="float" office:value="7137341" table:style-name="ce55">
            <text:p>7.137.341</text:p>
          </table:table-cell>
          <table:table-cell office:value-type="percentage" office:value="0.91307615589381241" table:style-name="ce56">
            <text:p>91,3%</text:p>
          </table:table-cell>
          <table:table-cell office:value-type="float" office:value="5133006" table:style-name="ce55">
            <text:p>5.133.006</text:p>
          </table:table-cell>
          <table:table-cell office:value-type="percentage" office:value="0.86384865752723816" table:style-name="ce56">
            <text:p>86,4%</text:p>
          </table:table-cell>
          <table:table-cell office:value-type="float" office:value="4258142" table:style-name="ce55">
            <text:p>4.258.142</text:p>
          </table:table-cell>
          <table:table-cell office:value-type="percentage" office:value="0.8646667093096807" table:style-name="ce56">
            <text:p>86,5%</text:p>
          </table:table-cell>
          <table:table-cell office:value-type="float" office:value="3673847" table:style-name="ce55">
            <text:p>3.673.847</text:p>
          </table:table-cell>
          <table:table-cell office:value-type="percentage" office:value="0.92215914710029867" table:style-name="ce56">
            <text:p>92,2%</text:p>
          </table:table-cell>
          <table:table-cell office:value-type="float" office:value="39229110" table:style-name="ce55">
            <text:p>39.229.11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92957952646382" table:style-name="ce56">
            <text:p>93,0%</text:p>
          </table:table-cell>
          <table:table-cell office:value-type="percentage" office:value="0.82764110583039863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14" table:style-name="ce45">
            <text:p>430.814</text:p>
          </table:table-cell>
          <table:table-cell office:value-type="percentage" office:value="1" table:style-name="ce46">
            <text:p>100,0%</text:p>
          </table:table-cell>
          <table:table-cell office:value-type="float" office:value="653031" table:style-name="ce45">
            <text:p>653.031</text:p>
          </table:table-cell>
          <table:table-cell office:value-type="percentage" office:value="0.9980254400349674" table:style-name="ce46">
            <text:p>99,8%</text:p>
          </table:table-cell>
          <table:table-cell office:value-type="float" office:value="933967" table:style-name="ce45">
            <text:p>933.967</text:p>
          </table:table-cell>
          <table:table-cell office:value-type="percentage" office:value="0.97468037389809747" table:style-name="ce46">
            <text:p>97,5%</text:p>
          </table:table-cell>
          <table:table-cell office:value-type="float" office:value="1222768" table:style-name="ce45">
            <text:p>1.222.768</text:p>
          </table:table-cell>
          <table:table-cell office:value-type="percentage" office:value="0.94965559715779313" table:style-name="ce46">
            <text:p>95,0%</text:p>
          </table:table-cell>
          <table:table-cell office:value-type="float" office:value="1267743" table:style-name="ce45">
            <text:p>1.267.743</text:p>
          </table:table-cell>
          <table:table-cell office:value-type="percentage" office:value="0.91577695010459892" table:style-name="ce46">
            <text:p>91,6%</text:p>
          </table:table-cell>
          <table:table-cell office:value-type="float" office:value="953095" table:style-name="ce45">
            <text:p>953.095</text:p>
          </table:table-cell>
          <table:table-cell office:value-type="percentage" office:value="0.86505568751457873" table:style-name="ce46">
            <text:p>86,5%</text:p>
          </table:table-cell>
          <table:table-cell office:value-type="float" office:value="793731" table:style-name="ce45">
            <text:p>793.731</text:p>
          </table:table-cell>
          <table:table-cell office:value-type="percentage" office:value="0.85705724577588893" table:style-name="ce46">
            <text:p>85,7%</text:p>
          </table:table-cell>
          <table:table-cell office:value-type="float" office:value="756122" table:style-name="ce45">
            <text:p>756.122</text:p>
          </table:table-cell>
          <table:table-cell office:value-type="percentage" office:value="0.97836050131591545" table:style-name="ce46">
            <text:p>97,8%</text:p>
          </table:table-cell>
          <table:table-cell office:value-type="float" office:value="7011271" table:style-name="ce45">
            <text:p>7.011.27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383941539729931" table:style-name="ce46">
            <text:p>93,4%</text:p>
          </table:table-cell>
          <table:table-cell office:value-type="percentage" office:value="0.82464032616434046" table:style-name="ce46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4" table:style-name="ce48">
            <text:p>100.524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7" table:style-name="ce48">
            <text:p>119.267</text:p>
          </table:table-cell>
          <table:table-cell office:value-type="percentage" office:value="0.99700731452455593" table:style-name="ce49">
            <text:p>99,7%</text:p>
          </table:table-cell>
          <table:table-cell office:value-type="float" office:value="155534" table:style-name="ce48">
            <text:p>155.534</text:p>
          </table:table-cell>
          <table:table-cell office:value-type="percentage" office:value="0.96419316843345115" table:style-name="ce49">
            <text:p>96,4%</text:p>
          </table:table-cell>
          <table:table-cell office:value-type="float" office:value="188458" table:style-name="ce48">
            <text:p>188.458</text:p>
          </table:table-cell>
          <table:table-cell office:value-type="percentage" office:value="0.93774195153505502" table:style-name="ce49">
            <text:p>93,8%</text:p>
          </table:table-cell>
          <table:table-cell office:value-type="float" office:value="191132" table:style-name="ce48">
            <text:p>191.132</text:p>
          </table:table-cell>
          <table:table-cell office:value-type="percentage" office:value="0.89465776059390456" table:style-name="ce49">
            <text:p>89,5%</text:p>
          </table:table-cell>
          <table:table-cell office:value-type="float" office:value="130088" table:style-name="ce48">
            <text:p>130.088</text:p>
          </table:table-cell>
          <table:table-cell office:value-type="percentage" office:value="0.82189565195415659" table:style-name="ce49">
            <text:p>82,2%</text:p>
          </table:table-cell>
          <table:table-cell office:value-type="float" office:value="108423" table:style-name="ce48">
            <text:p>108.423</text:p>
          </table:table-cell>
          <table:table-cell office:value-type="percentage" office:value="0.82893469319102742" table:style-name="ce49">
            <text:p>82,9%</text:p>
          </table:table-cell>
          <table:table-cell office:value-type="float" office:value="97627" table:style-name="ce48">
            <text:p>97.627</text:p>
          </table:table-cell>
          <table:table-cell office:value-type="percentage" office:value="0.9120864747704065" table:style-name="ce49">
            <text:p>91,2%</text:p>
          </table:table-cell>
          <table:table-cell office:value-type="float" office:value="1091053" table:style-name="ce48">
            <text:p>1.091.05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30760176491166" table:style-name="ce49">
            <text:p>91,7%</text:p>
          </table:table-cell>
          <table:table-cell office:value-type="percentage" office:value="0.81964236481253183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16" table:style-name="ce48">
            <text:p>88.616</text:p>
          </table:table-cell>
          <table:table-cell office:value-type="percentage" office:value="1" table:style-name="ce49">
            <text:p>100,0%</text:p>
          </table:table-cell>
          <table:table-cell office:value-type="float" office:value="114672" table:style-name="ce48">
            <text:p>114.672</text:p>
          </table:table-cell>
          <table:table-cell office:value-type="percentage" office:value="1" table:style-name="ce49">
            <text:p>100,0%</text:p>
          </table:table-cell>
          <table:table-cell office:value-type="float" office:value="149555" table:style-name="ce48">
            <text:p>149.555</text:p>
          </table:table-cell>
          <table:table-cell office:value-type="percentage" office:value="0.98397920915849724" table:style-name="ce49">
            <text:p>98,4%</text:p>
          </table:table-cell>
          <table:table-cell office:value-type="float" office:value="155082" table:style-name="ce48">
            <text:p>155.082</text:p>
          </table:table-cell>
          <table:table-cell office:value-type="percentage" office:value="0.95680608083512764" table:style-name="ce49">
            <text:p>95,7%</text:p>
          </table:table-cell>
          <table:table-cell office:value-type="float" office:value="152517" table:style-name="ce48">
            <text:p>152.517</text:p>
          </table:table-cell>
          <table:table-cell office:value-type="percentage" office:value="0.91922010607521698" table:style-name="ce49">
            <text:p>91,9%</text:p>
          </table:table-cell>
          <table:table-cell office:value-type="float" office:value="92065" table:style-name="ce48">
            <text:p>92.065</text:p>
          </table:table-cell>
          <table:table-cell office:value-type="percentage" office:value="0.84781427558453282" table:style-name="ce49">
            <text:p>84,8%</text:p>
          </table:table-cell>
          <table:table-cell office:value-type="float" office:value="67619" table:style-name="ce48">
            <text:p>67.619</text:p>
          </table:table-cell>
          <table:table-cell office:value-type="percentage" office:value="0.85332273289417226" table:style-name="ce49">
            <text:p>85,3%</text:p>
          </table:table-cell>
          <table:table-cell office:value-type="float" office:value="67192" table:style-name="ce48">
            <text:p>67.192</text:p>
          </table:table-cell>
          <table:table-cell office:value-type="percentage" office:value="1.0296677700134853" table:style-name="ce49">
            <text:p>103,0%</text:p>
          </table:table-cell>
          <table:table-cell office:value-type="float" office:value="887318" table:style-name="ce48">
            <text:p>887.31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64701052289924" table:style-name="ce49">
            <text:p>95,4%</text:p>
          </table:table-cell>
          <table:table-cell office:value-type="percentage" office:value="0.87602688942223683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8" table:style-name="ce48">
            <text:p>51.428</text:p>
          </table:table-cell>
          <table:table-cell office:value-type="percentage" office:value="0.95888725225141236" table:style-name="ce49">
            <text:p>95,9%</text:p>
          </table:table-cell>
          <table:table-cell office:value-type="float" office:value="79861" table:style-name="ce48">
            <text:p>79.861</text:p>
          </table:table-cell>
          <table:table-cell office:value-type="percentage" office:value="0.91548020267326957" table:style-name="ce49">
            <text:p>91,5%</text:p>
          </table:table-cell>
          <table:table-cell office:value-type="float" office:value="112169" table:style-name="ce48">
            <text:p>112.169</text:p>
          </table:table-cell>
          <table:table-cell office:value-type="percentage" office:value="0.8804957886226088" table:style-name="ce49">
            <text:p>88,0%</text:p>
          </table:table-cell>
          <table:table-cell office:value-type="float" office:value="153085" table:style-name="ce48">
            <text:p>153.085</text:p>
          </table:table-cell>
          <table:table-cell office:value-type="percentage" office:value="0.86241183495955109" table:style-name="ce49">
            <text:p>86,2%</text:p>
          </table:table-cell>
          <table:table-cell office:value-type="float" office:value="172832" table:style-name="ce48">
            <text:p>172.832</text:p>
          </table:table-cell>
          <table:table-cell office:value-type="percentage" office:value="0.79784695069313971" table:style-name="ce49">
            <text:p>79,8%</text:p>
          </table:table-cell>
          <table:table-cell office:value-type="float" office:value="133511" table:style-name="ce48">
            <text:p>133.511</text:p>
          </table:table-cell>
          <table:table-cell office:value-type="percentage" office:value="0.72541796388965862" table:style-name="ce49">
            <text:p>72,5%</text:p>
          </table:table-cell>
          <table:table-cell office:value-type="float" office:value="102828" table:style-name="ce48">
            <text:p>102.828</text:p>
          </table:table-cell>
          <table:table-cell office:value-type="percentage" office:value="0.74940421097126364" table:style-name="ce49">
            <text:p>74,9%</text:p>
          </table:table-cell>
          <table:table-cell office:value-type="float" office:value="85438" table:style-name="ce48">
            <text:p>85.438</text:p>
          </table:table-cell>
          <table:table-cell office:value-type="percentage" office:value="0.85836280340781224" table:style-name="ce49">
            <text:p>85,8%</text:p>
          </table:table-cell>
          <table:table-cell office:value-type="float" office:value="891152" table:style-name="ce48">
            <text:p>891.15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71297569117796" table:style-name="ce49">
            <text:p>82,3%</text:p>
          </table:table-cell>
          <table:table-cell office:value-type="percentage" office:value="0.7305871984587321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42" table:style-name="ce48">
            <text:p>92.842</text:p>
          </table:table-cell>
          <table:table-cell office:value-type="percentage" office:value="0.92507124210358505" table:style-name="ce49">
            <text:p>92,5%</text:p>
          </table:table-cell>
          <table:table-cell office:value-type="float" office:value="152082" table:style-name="ce48">
            <text:p>152.082</text:p>
          </table:table-cell>
          <table:table-cell office:value-type="percentage" office:value="0.90824504616413648" table:style-name="ce49">
            <text:p>90,8%</text:p>
          </table:table-cell>
          <table:table-cell office:value-type="float" office:value="225606" table:style-name="ce48">
            <text:p>225.606</text:p>
          </table:table-cell>
          <table:table-cell office:value-type="percentage" office:value="0.89684562024209413" table:style-name="ce49">
            <text:p>89,7%</text:p>
          </table:table-cell>
          <table:table-cell office:value-type="float" office:value="324682" table:style-name="ce48">
            <text:p>324.682</text:p>
          </table:table-cell>
          <table:table-cell office:value-type="percentage" office:value="0.88169625278685226" table:style-name="ce49">
            <text:p>88,2%</text:p>
          </table:table-cell>
          <table:table-cell office:value-type="float" office:value="322441" table:style-name="ce48">
            <text:p>322.441</text:p>
          </table:table-cell>
          <table:table-cell office:value-type="percentage" office:value="0.81816013498940643" table:style-name="ce49">
            <text:p>81,8%</text:p>
          </table:table-cell>
          <table:table-cell office:value-type="float" office:value="233846" table:style-name="ce48">
            <text:p>233.846</text:p>
          </table:table-cell>
          <table:table-cell office:value-type="percentage" office:value="0.74744136392403038" table:style-name="ce49">
            <text:p>74,7%</text:p>
          </table:table-cell>
          <table:table-cell office:value-type="float" office:value="191785" table:style-name="ce48">
            <text:p>191.785</text:p>
          </table:table-cell>
          <table:table-cell office:value-type="percentage" office:value="0.753069646720671" table:style-name="ce49">
            <text:p>75,3%</text:p>
          </table:table-cell>
          <table:table-cell office:value-type="float" office:value="170045" table:style-name="ce48">
            <text:p>170.045</text:p>
          </table:table-cell>
          <table:table-cell office:value-type="percentage" office:value="0.9228285349903671" table:style-name="ce49">
            <text:p>92,3%</text:p>
          </table:table-cell>
          <table:table-cell office:value-type="float" office:value="1713329" table:style-name="ce48">
            <text:p>1.713.329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54637172223634" table:style-name="ce49">
            <text:p>84,3%</text:p>
          </table:table-cell>
          <table:table-cell office:value-type="percentage" office:value="0.76339006642847052" table:style-name="ce4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3" table:style-name="ce48">
            <text:p>42.283</text:p>
          </table:table-cell>
          <table:table-cell office:value-type="percentage" office:value="1" table:style-name="ce49">
            <text:p>100,0%</text:p>
          </table:table-cell>
          <table:table-cell office:value-type="float" office:value="56105" table:style-name="ce48">
            <text:p>56.105</text:p>
          </table:table-cell>
          <table:table-cell office:value-type="percentage" office:value="1" table:style-name="ce49">
            <text:p>100,0%</text:p>
          </table:table-cell>
          <table:table-cell office:value-type="float" office:value="77171" table:style-name="ce48">
            <text:p>77.171</text:p>
          </table:table-cell>
          <table:table-cell office:value-type="percentage" office:value="0.97368055818413513" table:style-name="ce49">
            <text:p>97,4%</text:p>
          </table:table-cell>
          <table:table-cell office:value-type="float" office:value="85089" table:style-name="ce48">
            <text:p>85.089</text:p>
          </table:table-cell>
          <table:table-cell office:value-type="percentage" office:value="0.93535231394965368" table:style-name="ce49">
            <text:p>93,5%</text:p>
          </table:table-cell>
          <table:table-cell office:value-type="float" office:value="89277" table:style-name="ce48">
            <text:p>89.277</text:p>
          </table:table-cell>
          <table:table-cell office:value-type="percentage" office:value="0.916733411373298" table:style-name="ce49">
            <text:p>91,7%</text:p>
          </table:table-cell>
          <table:table-cell office:value-type="float" office:value="56705" table:style-name="ce48">
            <text:p>56.705</text:p>
          </table:table-cell>
          <table:table-cell office:value-type="percentage" office:value="0.84435212483992972" table:style-name="ce49">
            <text:p>84,4%</text:p>
          </table:table-cell>
          <table:table-cell office:value-type="float" office:value="43290" table:style-name="ce48">
            <text:p>43.290</text:p>
          </table:table-cell>
          <table:table-cell office:value-type="percentage" office:value="0.85094254319580132" table:style-name="ce49">
            <text:p>85,1%</text:p>
          </table:table-cell>
          <table:table-cell office:value-type="float" office:value="46034" table:style-name="ce48">
            <text:p>46.034</text:p>
          </table:table-cell>
          <table:table-cell office:value-type="percentage" office:value="1.0165845902435793" table:style-name="ce49">
            <text:p>101,7%</text:p>
          </table:table-cell>
          <table:table-cell office:value-type="float" office:value="495954" table:style-name="ce48">
            <text:p>495.95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09784807100493" table:style-name="ce49">
            <text:p>94,1%</text:p>
          </table:table-cell>
          <table:table-cell office:value-type="percentage" office:value="0.84973828717307309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00" table:style-name="ce48">
            <text:p>228.200</text:p>
          </table:table-cell>
          <table:table-cell office:value-type="percentage" office:value="1" table:style-name="ce49">
            <text:p>100,0%</text:p>
          </table:table-cell>
          <table:table-cell office:value-type="float" office:value="250730" table:style-name="ce48">
            <text:p>250.730</text:p>
          </table:table-cell>
          <table:table-cell office:value-type="percentage" office:value="1" table:style-name="ce49">
            <text:p>100,0%</text:p>
          </table:table-cell>
          <table:table-cell office:value-type="float" office:value="323878" table:style-name="ce48">
            <text:p>323.878</text:p>
          </table:table-cell>
          <table:table-cell office:value-type="percentage" office:value="0.98971712152742763" table:style-name="ce49">
            <text:p>99,0%</text:p>
          </table:table-cell>
          <table:table-cell office:value-type="float" office:value="355389" table:style-name="ce48">
            <text:p>355.389</text:p>
          </table:table-cell>
          <table:table-cell office:value-type="percentage" office:value="0.93228279945330961" table:style-name="ce49">
            <text:p>93,2%</text:p>
          </table:table-cell>
          <table:table-cell office:value-type="float" office:value="323831" table:style-name="ce48">
            <text:p>323.831</text:p>
          </table:table-cell>
          <table:table-cell office:value-type="percentage" office:value="0.8990261020205329" table:style-name="ce49">
            <text:p>89,9%</text:p>
          </table:table-cell>
          <table:table-cell office:value-type="float" office:value="216162" table:style-name="ce48">
            <text:p>216.162</text:p>
          </table:table-cell>
          <table:table-cell office:value-type="percentage" office:value="0.83491823160887135" table:style-name="ce49">
            <text:p>83,5%</text:p>
          </table:table-cell>
          <table:table-cell office:value-type="float" office:value="178203" table:style-name="ce48">
            <text:p>178.203</text:p>
          </table:table-cell>
          <table:table-cell office:value-type="percentage" office:value="0.84145736829430684" table:style-name="ce49">
            <text:p>84,1%</text:p>
          </table:table-cell>
          <table:table-cell office:value-type="float" office:value="162876" table:style-name="ce48">
            <text:p>162.876</text:p>
          </table:table-cell>
          <table:table-cell office:value-type="percentage" office:value="0.96835872007990587" table:style-name="ce49">
            <text:p>96,8%</text:p>
          </table:table-cell>
          <table:table-cell office:value-type="float" office:value="2039269" table:style-name="ce48">
            <text:p>2.039.269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82555938842138" table:style-name="ce49">
            <text:p>93,9%</text:p>
          </table:table-cell>
          <table:table-cell office:value-type="percentage" office:value="0.85444864326509684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65" table:style-name="ce48">
            <text:p>137.065</text:p>
          </table:table-cell>
          <table:table-cell office:value-type="percentage" office:value="1" table:style-name="ce49">
            <text:p>100,0%</text:p>
          </table:table-cell>
          <table:table-cell office:value-type="float" office:value="158182" table:style-name="ce48">
            <text:p>158.182</text:p>
          </table:table-cell>
          <table:table-cell office:value-type="percentage" office:value="1" table:style-name="ce49">
            <text:p>100,0%</text:p>
          </table:table-cell>
          <table:table-cell office:value-type="float" office:value="223012" table:style-name="ce48">
            <text:p>223.012</text:p>
          </table:table-cell>
          <table:table-cell office:value-type="percentage" office:value="0.97800270142263235" table:style-name="ce49">
            <text:p>97,8%</text:p>
          </table:table-cell>
          <table:table-cell office:value-type="float" office:value="286450" table:style-name="ce48">
            <text:p>286.450</text:p>
          </table:table-cell>
          <table:table-cell office:value-type="percentage" office:value="0.91985729286753348" table:style-name="ce49">
            <text:p>92,0%</text:p>
          </table:table-cell>
          <table:table-cell office:value-type="float" office:value="286881" table:style-name="ce48">
            <text:p>286.881</text:p>
          </table:table-cell>
          <table:table-cell office:value-type="percentage" office:value="0.86754606403149859" table:style-name="ce49">
            <text:p>86,8%</text:p>
          </table:table-cell>
          <table:table-cell office:value-type="float" office:value="206585" table:style-name="ce48">
            <text:p>206.585</text:p>
          </table:table-cell>
          <table:table-cell office:value-type="percentage" office:value="0.80149058587551547" table:style-name="ce49">
            <text:p>80,1%</text:p>
          </table:table-cell>
          <table:table-cell office:value-type="float" office:value="174248" table:style-name="ce48">
            <text:p>174.248</text:p>
          </table:table-cell>
          <table:table-cell office:value-type="percentage" office:value="0.79568203404690585" table:style-name="ce49">
            <text:p>79,6%</text:p>
          </table:table-cell>
          <table:table-cell office:value-type="float" office:value="166782" table:style-name="ce48">
            <text:p>166.782</text:p>
          </table:table-cell>
          <table:table-cell office:value-type="percentage" office:value="0.93794709137535426" table:style-name="ce49">
            <text:p>93,8%</text:p>
          </table:table-cell>
          <table:table-cell office:value-type="float" office:value="1639205" table:style-name="ce48">
            <text:p>1.639.205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60516870934238" table:style-name="ce49">
            <text:p>90,3%</text:p>
          </table:table-cell>
          <table:table-cell office:value-type="percentage" office:value="0.8001367725962778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85" table:style-name="ce48">
            <text:p>455.685</text:p>
          </table:table-cell>
          <table:table-cell office:value-type="percentage" office:value="1" table:style-name="ce49">
            <text:p>100,0%</text:p>
          </table:table-cell>
          <table:table-cell office:value-type="float" office:value="618504" table:style-name="ce48">
            <text:p>618.504</text:p>
          </table:table-cell>
          <table:table-cell office:value-type="percentage" office:value="0.97289440899996227" table:style-name="ce49">
            <text:p>97,3%</text:p>
          </table:table-cell>
          <table:table-cell office:value-type="float" office:value="802219" table:style-name="ce48">
            <text:p>802.219</text:p>
          </table:table-cell>
          <table:table-cell office:value-type="percentage" office:value="0.94103701653051552" table:style-name="ce49">
            <text:p>94,1%</text:p>
          </table:table-cell>
          <table:table-cell office:value-type="float" office:value="1039763" table:style-name="ce48">
            <text:p>1.039.763</text:p>
          </table:table-cell>
          <table:table-cell office:value-type="percentage" office:value="0.94747772236402195" table:style-name="ce49">
            <text:p>94,7%</text:p>
          </table:table-cell>
          <table:table-cell office:value-type="float" office:value="1155891" table:style-name="ce48">
            <text:p>1.155.891</text:p>
          </table:table-cell>
          <table:table-cell office:value-type="percentage" office:value="0.906204479706475" table:style-name="ce49">
            <text:p>90,6%</text:p>
          </table:table-cell>
          <table:table-cell office:value-type="float" office:value="818718" table:style-name="ce48">
            <text:p>818.718</text:p>
          </table:table-cell>
          <table:table-cell office:value-type="percentage" office:value="0.84698353451379438" table:style-name="ce49">
            <text:p>84,7%</text:p>
          </table:table-cell>
          <table:table-cell office:value-type="float" office:value="683477" table:style-name="ce48">
            <text:p>683.477</text:p>
          </table:table-cell>
          <table:table-cell office:value-type="percentage" office:value="0.82441086111918593" table:style-name="ce49">
            <text:p>82,4%</text:p>
          </table:table-cell>
          <table:table-cell office:value-type="float" office:value="609323" table:style-name="ce48">
            <text:p>609.323</text:p>
          </table:table-cell>
          <table:table-cell office:value-type="percentage" office:value="0.90759097537397804" table:style-name="ce49">
            <text:p>90,8%</text:p>
          </table:table-cell>
          <table:table-cell office:value-type="float" office:value="6183580" table:style-name="ce48">
            <text:p>6.183.58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70783735702365" table:style-name="ce49">
            <text:p>91,2%</text:p>
          </table:table-cell>
          <table:table-cell office:value-type="percentage" office:value="0.80607170692975449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73" table:style-name="ce48">
            <text:p>295.473</text:p>
          </table:table-cell>
          <table:table-cell office:value-type="percentage" office:value="1" table:style-name="ce49">
            <text:p>100,0%</text:p>
          </table:table-cell>
          <table:table-cell office:value-type="float" office:value="435615" table:style-name="ce48">
            <text:p>435.615</text:p>
          </table:table-cell>
          <table:table-cell office:value-type="percentage" office:value="0.99053836498581094" table:style-name="ce49">
            <text:p>99,1%</text:p>
          </table:table-cell>
          <table:table-cell office:value-type="float" office:value="579564" table:style-name="ce48">
            <text:p>579.564</text:p>
          </table:table-cell>
          <table:table-cell office:value-type="percentage" office:value="0.97056636634625049" table:style-name="ce49">
            <text:p>97,1%</text:p>
          </table:table-cell>
          <table:table-cell office:value-type="float" office:value="733477" table:style-name="ce48">
            <text:p>733.477</text:p>
          </table:table-cell>
          <table:table-cell office:value-type="percentage" office:value="0.96219447563676053" table:style-name="ce49">
            <text:p>96,2%</text:p>
          </table:table-cell>
          <table:table-cell office:value-type="float" office:value="769569" table:style-name="ce48">
            <text:p>769.569</text:p>
          </table:table-cell>
          <table:table-cell office:value-type="percentage" office:value="0.91536570309126786" table:style-name="ce49">
            <text:p>91,5%</text:p>
          </table:table-cell>
          <table:table-cell office:value-type="float" office:value="529960" table:style-name="ce48">
            <text:p>529.960</text:p>
          </table:table-cell>
          <table:table-cell office:value-type="percentage" office:value="0.86323810392542366" table:style-name="ce49">
            <text:p>86,3%</text:p>
          </table:table-cell>
          <table:table-cell office:value-type="float" office:value="446679" table:style-name="ce48">
            <text:p>446.679</text:p>
          </table:table-cell>
          <table:table-cell office:value-type="percentage" office:value="0.87110475785581531" table:style-name="ce49">
            <text:p>87,1%</text:p>
          </table:table-cell>
          <table:table-cell office:value-type="float" office:value="427891" table:style-name="ce48">
            <text:p>427.891</text:p>
          </table:table-cell>
          <table:table-cell office:value-type="percentage" office:value="0.98872839782886479" table:style-name="ce49">
            <text:p>98,9%</text:p>
          </table:table-cell>
          <table:table-cell office:value-type="float" office:value="4218228" table:style-name="ce48">
            <text:p>4.218.228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04799304367337" table:style-name="ce49">
            <text:p>93,9%</text:p>
          </table:table-cell>
          <table:table-cell office:value-type="percentage" office:value="0.8357817297052037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4" table:style-name="ce48">
            <text:p>77.684</text:p>
          </table:table-cell>
          <table:table-cell office:value-type="percentage" office:value="1" table:style-name="ce49">
            <text:p>100,0%</text:p>
          </table:table-cell>
          <table:table-cell office:value-type="float" office:value="95768" table:style-name="ce48">
            <text:p>95.768</text:p>
          </table:table-cell>
          <table:table-cell office:value-type="percentage" office:value="1" table:style-name="ce49">
            <text:p>100,0%</text:p>
          </table:table-cell>
          <table:table-cell office:value-type="float" office:value="132868" table:style-name="ce48">
            <text:p>132.868</text:p>
          </table:table-cell>
          <table:table-cell office:value-type="percentage" office:value="1.0167042889390518" table:style-name="ce49">
            <text:p>101,7%</text:p>
          </table:table-cell>
          <table:table-cell office:value-type="float" office:value="161574" table:style-name="ce48">
            <text:p>161.574</text:p>
          </table:table-cell>
          <table:table-cell office:value-type="percentage" office:value="0.96201913630599034" table:style-name="ce49">
            <text:p>96,2%</text:p>
          </table:table-cell>
          <table:table-cell office:value-type="float" office:value="146198" table:style-name="ce48">
            <text:p>146.198</text:p>
          </table:table-cell>
          <table:table-cell office:value-type="percentage" office:value="0.92802914889295141" table:style-name="ce49">
            <text:p>92,8%</text:p>
          </table:table-cell>
          <table:table-cell office:value-type="float" office:value="113297" table:style-name="ce48">
            <text:p>113.297</text:p>
          </table:table-cell>
          <table:table-cell office:value-type="percentage" office:value="0.87257589993992701" table:style-name="ce49">
            <text:p>87,3%</text:p>
          </table:table-cell>
          <table:table-cell office:value-type="float" office:value="93509" table:style-name="ce48">
            <text:p>93.509</text:p>
          </table:table-cell>
          <table:table-cell office:value-type="percentage" office:value="0.83114678328266933" table:style-name="ce49">
            <text:p>83,1%</text:p>
          </table:table-cell>
          <table:table-cell office:value-type="float" office:value="86312" table:style-name="ce48">
            <text:p>86.312</text:p>
          </table:table-cell>
          <table:table-cell office:value-type="percentage" office:value="1.0070354338517542" table:style-name="ce49">
            <text:p>100,7%</text:p>
          </table:table-cell>
          <table:table-cell office:value-type="float" office:value="907210" table:style-name="ce48">
            <text:p>907.210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06848161366054" table:style-name="ce49">
            <text:p>95,5%</text:p>
          </table:table-cell>
          <table:table-cell office:value-type="percentage" office:value="0.85747718098032233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41" table:style-name="ce48">
            <text:p>241.741</text:p>
          </table:table-cell>
          <table:table-cell office:value-type="percentage" office:value="1" table:style-name="ce49">
            <text:p>100,0%</text:p>
          </table:table-cell>
          <table:table-cell office:value-type="float" office:value="291519" table:style-name="ce48">
            <text:p>291.519</text:p>
          </table:table-cell>
          <table:table-cell office:value-type="percentage" office:value="0.99839035032141621" table:style-name="ce49">
            <text:p>99,8%</text:p>
          </table:table-cell>
          <table:table-cell office:value-type="float" office:value="348138" table:style-name="ce48">
            <text:p>348.138</text:p>
          </table:table-cell>
          <table:table-cell office:value-type="percentage" office:value="0.98464784509822778" table:style-name="ce49">
            <text:p>98,5%</text:p>
          </table:table-cell>
          <table:table-cell office:value-type="float" office:value="392976" table:style-name="ce48">
            <text:p>392.976</text:p>
          </table:table-cell>
          <table:table-cell office:value-type="percentage" office:value="0.96035190615835775" table:style-name="ce49">
            <text:p>96,0%</text:p>
          </table:table-cell>
          <table:table-cell office:value-type="float" office:value="411318" table:style-name="ce48">
            <text:p>411.318</text:p>
          </table:table-cell>
          <table:table-cell office:value-type="percentage" office:value="0.92882482719375303" table:style-name="ce49">
            <text:p>92,9%</text:p>
          </table:table-cell>
          <table:table-cell office:value-type="float" office:value="267320" table:style-name="ce48">
            <text:p>267.320</text:p>
          </table:table-cell>
          <table:table-cell office:value-type="percentage" office:value="0.86624022190681726" table:style-name="ce49">
            <text:p>86,6%</text:p>
          </table:table-cell>
          <table:table-cell office:value-type="float" office:value="202440" table:style-name="ce48">
            <text:p>202.440</text:p>
          </table:table-cell>
          <table:table-cell office:value-type="percentage" office:value="0.87879077278370565" table:style-name="ce49">
            <text:p>87,9%</text:p>
          </table:table-cell>
          <table:table-cell office:value-type="float" office:value="192324" table:style-name="ce48">
            <text:p>192.324</text:p>
          </table:table-cell>
          <table:table-cell office:value-type="percentage" office:value="1.0489789684963784" table:style-name="ce49">
            <text:p>104,9%</text:p>
          </table:table-cell>
          <table:table-cell office:value-type="float" office:value="2347776" table:style-name="ce48">
            <text:p>2.347.77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88542449148595" table:style-name="ce49">
            <text:p>95,6%</text:p>
          </table:table-cell>
          <table:table-cell office:value-type="percentage" office:value="0.87055392980619062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4" table:style-name="ce48">
            <text:p>25.114</text:p>
          </table:table-cell>
          <table:table-cell office:value-type="percentage" office:value="1" table:style-name="ce49">
            <text:p>100,0%</text:p>
          </table:table-cell>
          <table:table-cell office:value-type="float" office:value="30715" table:style-name="ce48">
            <text:p>30.715</text:p>
          </table:table-cell>
          <table:table-cell office:value-type="percentage" office:value="1" table:style-name="ce49">
            <text:p>100,0%</text:p>
          </table:table-cell>
          <table:table-cell office:value-type="float" office:value="39702" table:style-name="ce48">
            <text:p>39.702</text:p>
          </table:table-cell>
          <table:table-cell office:value-type="percentage" office:value="1.0281763091106852" table:style-name="ce49">
            <text:p>102,8%</text:p>
          </table:table-cell>
          <table:table-cell office:value-type="float" office:value="46291" table:style-name="ce48">
            <text:p>46.291</text:p>
          </table:table-cell>
          <table:table-cell office:value-type="percentage" office:value="0.97454736842105261" table:style-name="ce49">
            <text:p>97,5%</text:p>
          </table:table-cell>
          <table:table-cell office:value-type="float" office:value="48622" table:style-name="ce48">
            <text:p>48.622</text:p>
          </table:table-cell>
          <table:table-cell office:value-type="percentage" office:value="0.94002784007424023" table:style-name="ce49">
            <text:p>94,0%</text:p>
          </table:table-cell>
          <table:table-cell office:value-type="float" office:value="32422" table:style-name="ce48">
            <text:p>32.422</text:p>
          </table:table-cell>
          <table:table-cell office:value-type="percentage" office:value="0.87541851171832807" table:style-name="ce49">
            <text:p>87,5%</text:p>
          </table:table-cell>
          <table:table-cell office:value-type="float" office:value="25475" table:style-name="ce48">
            <text:p>25.475</text:p>
          </table:table-cell>
          <table:table-cell office:value-type="percentage" office:value="0.84449380096797722" table:style-name="ce49">
            <text:p>84,4%</text:p>
          </table:table-cell>
          <table:table-cell office:value-type="float" office:value="25538" table:style-name="ce48">
            <text:p>25.538</text:p>
          </table:table-cell>
          <table:table-cell office:value-type="percentage" office:value="0.98279776794304408" table:style-name="ce49">
            <text:p>98,3%</text:p>
          </table:table-cell>
          <table:table-cell office:value-type="float" office:value="273879" table:style-name="ce48">
            <text:p>273.87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299976197158577" table:style-name="ce49">
            <text:p>97,3%</text:p>
          </table:table-cell>
          <table:table-cell office:value-type="percentage" office:value="0.86622324275087292" table:style-name="ce49">
            <text:p>86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17" table:style-name="ce48">
            <text:p>371.917</text:p>
          </table:table-cell>
          <table:table-cell office:value-type="percentage" office:value="1" table:style-name="ce49">
            <text:p>100,0%</text:p>
          </table:table-cell>
          <table:table-cell office:value-type="float" office:value="511071" table:style-name="ce48">
            <text:p>511.071</text:p>
          </table:table-cell>
          <table:table-cell office:value-type="percentage" office:value="0.96968219334029027" table:style-name="ce49">
            <text:p>97,0%</text:p>
          </table:table-cell>
          <table:table-cell office:value-type="float" office:value="690751" table:style-name="ce48">
            <text:p>690.751</text:p>
          </table:table-cell>
          <table:table-cell office:value-type="percentage" office:value="0.95876650686091347" table:style-name="ce49">
            <text:p>95,9%</text:p>
          </table:table-cell>
          <table:table-cell office:value-type="float" office:value="960732" table:style-name="ce48">
            <text:p>960.732</text:p>
          </table:table-cell>
          <table:table-cell office:value-type="percentage" office:value="0.97067265869772335" table:style-name="ce49">
            <text:p>97,1%</text:p>
          </table:table-cell>
          <table:table-cell office:value-type="float" office:value="1051609" table:style-name="ce48">
            <text:p>1.051.609</text:p>
          </table:table-cell>
          <table:table-cell office:value-type="percentage" office:value="0.90967039868239052" table:style-name="ce49">
            <text:p>91,0%</text:p>
          </table:table-cell>
          <table:table-cell office:value-type="float" office:value="771854" table:style-name="ce48">
            <text:p>771.854</text:p>
          </table:table-cell>
          <table:table-cell office:value-type="percentage" office:value="0.85681205624947276" table:style-name="ce49">
            <text:p>85,7%</text:p>
          </table:table-cell>
          <table:table-cell office:value-type="float" office:value="627351" table:style-name="ce48">
            <text:p>627.351</text:p>
          </table:table-cell>
          <table:table-cell office:value-type="percentage" office:value="0.85289243389703318" table:style-name="ce49">
            <text:p>85,3%</text:p>
          </table:table-cell>
          <table:table-cell office:value-type="float" office:value="531374" table:style-name="ce48">
            <text:p>531.374</text:p>
          </table:table-cell>
          <table:table-cell office:value-type="percentage" office:value="0.93102638679608929" table:style-name="ce49">
            <text:p>93,1%</text:p>
          </table:table-cell>
          <table:table-cell office:value-type="float" office:value="5516659" table:style-name="ce48">
            <text:p>5.516.65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92296113086991" table:style-name="ce49">
            <text:p>92,4%</text:p>
          </table:table-cell>
          <table:table-cell office:value-type="percentage" office:value="0.81657777551471111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44" table:style-name="ce48">
            <text:p>75.944</text:p>
          </table:table-cell>
          <table:table-cell office:value-type="percentage" office:value="1" table:style-name="ce49">
            <text:p>100,0%</text:p>
          </table:table-cell>
          <table:table-cell office:value-type="float" office:value="108289" table:style-name="ce48">
            <text:p>108.289</text:p>
          </table:table-cell>
          <table:table-cell office:value-type="percentage" office:value="1" table:style-name="ce49">
            <text:p>100,0%</text:p>
          </table:table-cell>
          <table:table-cell office:value-type="float" office:value="153952" table:style-name="ce48">
            <text:p>153.952</text:p>
          </table:table-cell>
          <table:table-cell office:value-type="percentage" office:value="1.0026768094515472" table:style-name="ce49">
            <text:p>100,3%</text:p>
          </table:table-cell>
          <table:table-cell office:value-type="float" office:value="211855" table:style-name="ce48">
            <text:p>211.855</text:p>
          </table:table-cell>
          <table:table-cell office:value-type="percentage" office:value="0.97135298459901975" table:style-name="ce49">
            <text:p>97,1%</text:p>
          </table:table-cell>
          <table:table-cell office:value-type="float" office:value="235660" table:style-name="ce48">
            <text:p>235.660</text:p>
          </table:table-cell>
          <table:table-cell office:value-type="percentage" office:value="0.93342522616727663" table:style-name="ce49">
            <text:p>93,3%</text:p>
          </table:table-cell>
          <table:table-cell office:value-type="float" office:value="171596" table:style-name="ce48">
            <text:p>171.596</text:p>
          </table:table-cell>
          <table:table-cell office:value-type="percentage" office:value="0.86197092538453035" table:style-name="ce49">
            <text:p>86,2%</text:p>
          </table:table-cell>
          <table:table-cell office:value-type="float" office:value="145308" table:style-name="ce48">
            <text:p>145.308</text:p>
          </table:table-cell>
          <table:table-cell office:value-type="percentage" office:value="0.83539631709967288" table:style-name="ce49">
            <text:p>83,5%</text:p>
          </table:table-cell>
          <table:table-cell office:value-type="float" office:value="133050" table:style-name="ce48">
            <text:p>133.050</text:p>
          </table:table-cell>
          <table:table-cell office:value-type="percentage" office:value="0.92002268075454996" table:style-name="ce49">
            <text:p>92,0%</text:p>
          </table:table-cell>
          <table:table-cell office:value-type="float" office:value="1235654" table:style-name="ce48">
            <text:p>1.235.654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779665364818532" table:style-name="ce49">
            <text:p>93,8%</text:p>
          </table:table-cell>
          <table:table-cell office:value-type="percentage" office:value="0.81665032027472517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0" table:style-name="ce48">
            <text:p>55.900</text:p>
          </table:table-cell>
          <table:table-cell office:value-type="percentage" office:value="0.98693502824858759" table:style-name="ce49">
            <text:p>98,7%</text:p>
          </table:table-cell>
          <table:table-cell office:value-type="float" office:value="72589" table:style-name="ce48">
            <text:p>72.589</text:p>
          </table:table-cell>
          <table:table-cell office:value-type="percentage" office:value="0.95928373199418526" table:style-name="ce49">
            <text:p>95,9%</text:p>
          </table:table-cell>
          <table:table-cell office:value-type="float" office:value="92538" table:style-name="ce48">
            <text:p>92.538</text:p>
          </table:table-cell>
          <table:table-cell office:value-type="percentage" office:value="0.94718417981944358" table:style-name="ce49">
            <text:p>94,7%</text:p>
          </table:table-cell>
          <table:table-cell office:value-type="float" office:value="96372" table:style-name="ce48">
            <text:p>96.372</text:p>
          </table:table-cell>
          <table:table-cell office:value-type="percentage" office:value="0.91155188558780964" table:style-name="ce49">
            <text:p>91,2%</text:p>
          </table:table-cell>
          <table:table-cell office:value-type="float" office:value="65621" table:style-name="ce48">
            <text:p>65.621</text:p>
          </table:table-cell>
          <table:table-cell office:value-type="percentage" office:value="0.85523074717512282" table:style-name="ce49">
            <text:p>85,5%</text:p>
          </table:table-cell>
          <table:table-cell office:value-type="float" office:value="59251" table:style-name="ce48">
            <text:p>59.251</text:p>
          </table:table-cell>
          <table:table-cell office:value-type="percentage" office:value="0.86118136100694742" table:style-name="ce49">
            <text:p>86,1%</text:p>
          </table:table-cell>
          <table:table-cell office:value-type="float" office:value="55898" table:style-name="ce48">
            <text:p>55.898</text:p>
          </table:table-cell>
          <table:table-cell office:value-type="percentage" office:value="0.97178421793779668" table:style-name="ce49">
            <text:p>97,2%</text:p>
          </table:table-cell>
          <table:table-cell office:value-type="float" office:value="540485" table:style-name="ce48">
            <text:p>540.48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591212291485" table:style-name="ce49">
            <text:p>93,2%</text:p>
          </table:table-cell>
          <table:table-cell office:value-type="percentage" office:value="0.82183792693422375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85" table:style-name="ce48">
            <text:p>163.185</text:p>
          </table:table-cell>
          <table:table-cell office:value-type="percentage" office:value="1.022936699973672" table:style-name="ce49">
            <text:p>102,3%</text:p>
          </table:table-cell>
          <table:table-cell office:value-type="float" office:value="213816" table:style-name="ce48">
            <text:p>213.816</text:p>
          </table:table-cell>
          <table:table-cell office:value-type="percentage" office:value="0.98821441446437985" table:style-name="ce49">
            <text:p>98,8%</text:p>
          </table:table-cell>
          <table:table-cell office:value-type="float" office:value="277084" table:style-name="ce48">
            <text:p>277.084</text:p>
          </table:table-cell>
          <table:table-cell office:value-type="percentage" office:value="0.9750882416078096" table:style-name="ce49">
            <text:p>97,5%</text:p>
          </table:table-cell>
          <table:table-cell office:value-type="float" office:value="326057" table:style-name="ce48">
            <text:p>326.057</text:p>
          </table:table-cell>
          <table:table-cell office:value-type="percentage" office:value="0.96618928665617676" table:style-name="ce49">
            <text:p>96,6%</text:p>
          </table:table-cell>
          <table:table-cell office:value-type="float" office:value="324425" table:style-name="ce48">
            <text:p>324.425</text:p>
          </table:table-cell>
          <table:table-cell office:value-type="percentage" office:value="0.93208432931874596" table:style-name="ce49">
            <text:p>93,2%</text:p>
          </table:table-cell>
          <table:table-cell office:value-type="float" office:value="209373" table:style-name="ce48">
            <text:p>209.373</text:p>
          </table:table-cell>
          <table:table-cell office:value-type="percentage" office:value="0.88106970774507121" table:style-name="ce49">
            <text:p>88,1%</text:p>
          </table:table-cell>
          <table:table-cell office:value-type="float" office:value="173036" table:style-name="ce48">
            <text:p>173.036</text:p>
          </table:table-cell>
          <table:table-cell office:value-type="percentage" office:value="0.86858921265968925" table:style-name="ce49">
            <text:p>86,9%</text:p>
          </table:table-cell>
          <table:table-cell office:value-type="float" office:value="166174" table:style-name="ce48">
            <text:p>166.174</text:p>
          </table:table-cell>
          <table:table-cell office:value-type="percentage" office:value="0.96156049462726467" table:style-name="ce49">
            <text:p>96,2%</text:p>
          </table:table-cell>
          <table:table-cell office:value-type="float" office:value="1853150" table:style-name="ce48">
            <text:p>1.853.15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78015939625204" table:style-name="ce49">
            <text:p>94,8%</text:p>
          </table:table-cell>
          <table:table-cell office:value-type="percentage" office:value="0.84777126942213488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2" table:style-name="ce48">
            <text:p>2.392</text:p>
          </table:table-cell>
          <table:table-cell office:value-type="percentage" office:value="0.8431441663729291" table:style-name="ce49">
            <text:p>84,3%</text:p>
          </table:table-cell>
          <table:table-cell office:value-type="float" office:value="3892" table:style-name="ce48">
            <text:p>3.892</text:p>
          </table:table-cell>
          <table:table-cell office:value-type="percentage" office:value="0.88374205267938233" table:style-name="ce49">
            <text:p>88,4%</text:p>
          </table:table-cell>
          <table:table-cell office:value-type="float" office:value="7626" table:style-name="ce48">
            <text:p>7.626</text:p>
          </table:table-cell>
          <table:table-cell office:value-type="percentage" office:value="0.9155961099771881" table:style-name="ce49">
            <text:p>91,6%</text:p>
          </table:table-cell>
          <table:table-cell office:value-type="float" office:value="10578" table:style-name="ce48">
            <text:p>10.578</text:p>
          </table:table-cell>
          <table:table-cell office:value-type="percentage" office:value="0.91528943497447435" table:style-name="ce49">
            <text:p>91,5%</text:p>
          </table:table-cell>
          <table:table-cell office:value-type="float" office:value="11136" table:style-name="ce48">
            <text:p>11.136</text:p>
          </table:table-cell>
          <table:table-cell office:value-type="percentage" office:value="0.90118960912842927" table:style-name="ce49">
            <text:p>90,1%</text:p>
          </table:table-cell>
          <table:table-cell office:value-type="float" office:value="9221" table:style-name="ce48">
            <text:p>9.221</text:p>
          </table:table-cell>
          <table:table-cell office:value-type="percentage" office:value="0.80893060794806559" table:style-name="ce49">
            <text:p>80,9%</text:p>
          </table:table-cell>
          <table:table-cell office:value-type="float" office:value="9024" table:style-name="ce48">
            <text:p>9.024</text:p>
          </table:table-cell>
          <table:table-cell office:value-type="percentage" office:value="0.8305568338702255" table:style-name="ce49">
            <text:p>83,1%</text:p>
          </table:table-cell>
          <table:table-cell office:value-type="float" office:value="8905" table:style-name="ce48">
            <text:p>8.905</text:p>
          </table:table-cell>
          <table:table-cell office:value-type="percentage" office:value="0.95948712423230254" table:style-name="ce49">
            <text:p>95,9%</text:p>
          </table:table-cell>
          <table:table-cell office:value-type="float" office:value="62774" table:style-name="ce48">
            <text:p>62.774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377986456236191" table:style-name="ce49">
            <text:p>88,4%</text:p>
          </table:table-cell>
          <table:table-cell office:value-type="percentage" office:value="0.75163140438473608" table:style-name="ce49">
            <text:p>7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3" table:style-name="ce48">
            <text:p>2.053</text:p>
          </table:table-cell>
          <table:table-cell office:value-type="percentage" office:value="0.81760254878534444" table:style-name="ce49">
            <text:p>81,8%</text:p>
          </table:table-cell>
          <table:table-cell office:value-type="float" office:value="3366" table:style-name="ce48">
            <text:p>3.366</text:p>
          </table:table-cell>
          <table:table-cell office:value-type="percentage" office:value="0.88509071785432558" table:style-name="ce49">
            <text:p>88,5%</text:p>
          </table:table-cell>
          <table:table-cell office:value-type="float" office:value="7404" table:style-name="ce48">
            <text:p>7.404</text:p>
          </table:table-cell>
          <table:table-cell office:value-type="percentage" office:value="0.9249219237976265" table:style-name="ce49">
            <text:p>92,5%</text:p>
          </table:table-cell>
          <table:table-cell office:value-type="float" office:value="10049" table:style-name="ce48">
            <text:p>10.049</text:p>
          </table:table-cell>
          <table:table-cell office:value-type="percentage" office:value="0.93037681696139252" table:style-name="ce49">
            <text:p>93,0%</text:p>
          </table:table-cell>
          <table:table-cell office:value-type="float" office:value="10524" table:style-name="ce48">
            <text:p>10.524</text:p>
          </table:table-cell>
          <table:table-cell office:value-type="percentage" office:value="0.96347157374347703" table:style-name="ce49">
            <text:p>96,3%</text:p>
          </table:table-cell>
          <table:table-cell office:value-type="float" office:value="9067" table:style-name="ce48">
            <text:p>9.067</text:p>
          </table:table-cell>
          <table:table-cell office:value-type="percentage" office:value="0.82788531775018259" table:style-name="ce49">
            <text:p>82,8%</text:p>
          </table:table-cell>
          <table:table-cell office:value-type="float" office:value="9595" table:style-name="ce48">
            <text:p>9.595</text:p>
          </table:table-cell>
          <table:table-cell office:value-type="percentage" office:value="0.82071679069369596" table:style-name="ce49">
            <text:p>82,1%</text:p>
          </table:table-cell>
          <table:table-cell office:value-type="float" office:value="8724" table:style-name="ce48">
            <text:p>8.724</text:p>
          </table:table-cell>
          <table:table-cell office:value-type="percentage" office:value="0.91064718162839253" table:style-name="ce49">
            <text:p>91,1%</text:p>
          </table:table-cell>
          <table:table-cell office:value-type="float" office:value="60782" table:style-name="ce48">
            <text:p>60.78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037002314475733" table:style-name="ce49">
            <text:p>89,0%</text:p>
          </table:table-cell>
          <table:table-cell office:value-type="percentage" office:value="0.72340577467806055" table:style-name="ce49">
            <text:p>72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8" table:style-name="ce48">
            <text:p>3.788</text:p>
          </table:table-cell>
          <table:table-cell office:value-type="string" table:style-name="ce49">
            <text:p>-</text:p>
          </table:table-cell>
          <table:table-cell office:value-type="float" office:value="10050" table:style-name="ce48">
            <text:p>10.050</text:p>
          </table:table-cell>
          <table:table-cell office:value-type="string" table:style-name="ce49">
            <text:p>-</text:p>
          </table:table-cell>
          <table:table-cell office:value-type="float" office:value="23279" table:style-name="ce48">
            <text:p>23.279</text:p>
          </table:table-cell>
          <table:table-cell office:value-type="string" table:style-name="ce49">
            <text:p>-</text:p>
          </table:table-cell>
          <table:table-cell office:value-type="float" office:value="33068" table:style-name="ce48">
            <text:p>33.068</text:p>
          </table:table-cell>
          <table:table-cell office:value-type="string" table:style-name="ce49">
            <text:p>-</text:p>
          </table:table-cell>
          <table:table-cell office:value-type="float" office:value="24944" table:style-name="ce48">
            <text:p>24.944</text:p>
          </table:table-cell>
          <table:table-cell office:value-type="string" table:style-name="ce49">
            <text:p>-</text:p>
          </table:table-cell>
          <table:table-cell office:value-type="float" office:value="1354" table:style-name="ce48">
            <text:p>1.354</text:p>
          </table:table-cell>
          <table:table-cell office:value-type="string" table:style-name="ce49">
            <text:p>-</text:p>
          </table:table-cell>
          <table:table-cell office:value-type="float" office:value="96525" table:style-name="ce48">
            <text:p>96.52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3" table:style-name="ce51">
            <text:p>313</text:p>
          </table:table-cell>
          <table:table-cell office:value-type="string" table:style-name="ce52">
            <text:p>-</text:p>
          </table:table-cell>
          <table:table-cell office:value-type="float" office:value="927" table:style-name="ce51">
            <text:p>927</text:p>
          </table:table-cell>
          <table:table-cell office:value-type="string" table:style-name="ce52">
            <text:p>-</text:p>
          </table:table-cell>
          <table:table-cell office:value-type="float" office:value="1970" table:style-name="ce51">
            <text:p>1.970</text:p>
          </table:table-cell>
          <table:table-cell office:value-type="string" table:style-name="ce52">
            <text:p>-</text:p>
          </table:table-cell>
          <table:table-cell office:value-type="float" office:value="2444" table:style-name="ce51">
            <text:p>2.444</text:p>
          </table:table-cell>
          <table:table-cell office:value-type="string" table:style-name="ce52">
            <text:p>-</text:p>
          </table:table-cell>
          <table:table-cell office:value-type="float" office:value="2135" table:style-name="ce51">
            <text:p>2.135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6" table:style-name="ce51">
            <text:p>8.126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330" table:style-name="ce55">
            <text:p>2.925.330</text:p>
          </table:table-cell>
          <table:table-cell office:value-type="percentage" office:value="1" table:style-name="ce56">
            <text:p>100,0%</text:p>
          </table:table-cell>
          <table:table-cell office:value-type="float" office:value="3952453" table:style-name="ce55">
            <text:p>3.952.453</text:p>
          </table:table-cell>
          <table:table-cell office:value-type="percentage" office:value="0.98889719825391575" table:style-name="ce56">
            <text:p>98,9%</text:p>
          </table:table-cell>
          <table:table-cell office:value-type="float" office:value="5316890" table:style-name="ce55">
            <text:p>5.316.890</text:p>
          </table:table-cell>
          <table:table-cell office:value-type="percentage" office:value="0.96536278564762534" table:style-name="ce56">
            <text:p>96,5%</text:p>
          </table:table-cell>
          <table:table-cell office:value-type="float" office:value="6767870" table:style-name="ce55">
            <text:p>6.767.870</text:p>
          </table:table-cell>
          <table:table-cell office:value-type="percentage" office:value="0.94924845512737255" table:style-name="ce56">
            <text:p>94,9%</text:p>
          </table:table-cell>
          <table:table-cell office:value-type="float" office:value="7093227" table:style-name="ce55">
            <text:p>7.093.227</text:p>
          </table:table-cell>
          <table:table-cell office:value-type="percentage" office:value="0.90743267584415532" table:style-name="ce56">
            <text:p>90,7%</text:p>
          </table:table-cell>
          <table:table-cell office:value-type="float" office:value="5056018" table:style-name="ce55">
            <text:p>5.056.018</text:p>
          </table:table-cell>
          <table:table-cell office:value-type="percentage" office:value="0.85089212086125598" table:style-name="ce56">
            <text:p>85,1%</text:p>
          </table:table-cell>
          <table:table-cell office:value-type="float" office:value="4162351" table:style-name="ce55">
            <text:p>4.162.351</text:p>
          </table:table-cell>
          <table:table-cell office:value-type="percentage" office:value="0.84521520000081229" table:style-name="ce56">
            <text:p>84,5%</text:p>
          </table:table-cell>
          <table:table-cell office:value-type="float" office:value="3799240" table:style-name="ce55">
            <text:p>3.799.240</text:p>
          </table:table-cell>
          <table:table-cell office:value-type="percentage" office:value="0.95363359389472091" table:style-name="ce56">
            <text:p>95,4%</text:p>
          </table:table-cell>
          <table:table-cell office:value-type="float" office:value="39073379" table:style-name="ce55">
            <text:p>39.073.37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623796217013743" table:style-name="ce56">
            <text:p>92,6%</text:p>
          </table:table-cell>
          <table:table-cell office:value-type="percentage" office:value="0.82435555137728789" table:style-name="ce56">
            <text:p>82,4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37" table:style-name="ce61">
            <text:p>998.837</text:p>
          </table:table-cell>
          <table:table-cell office:value-type="percentage" office:value="0.92156812090289664" table:style-name="ce62">
            <text:p>92,2%</text:p>
          </table:table-cell>
          <table:table-cell office:value-type="float" office:value="873251" table:style-name="ce61">
            <text:p>873.251</text:p>
          </table:table-cell>
          <table:table-cell office:value-type="percentage" office:value="0.93499127913513003" table:style-name="ce62">
            <text:p>93,5%</text:p>
          </table:table-cell>
          <table:table-cell office:value-type="float" office:value="889125" table:style-name="ce61">
            <text:p>889.125</text:p>
          </table:table-cell>
          <table:table-cell office:value-type="percentage" office:value="0.72714120748989175" table:style-name="ce62">
            <text:p>72,7%</text:p>
          </table:table-cell>
          <table:table-cell office:value-type="float" office:value="719832" table:style-name="ce61">
            <text:p>719.832</text:p>
          </table:table-cell>
          <table:table-cell office:value-type="percentage" office:value="0.56780593543013058" table:style-name="ce62">
            <text:p>56,8%</text:p>
          </table:table-cell>
          <table:table-cell office:value-type="float" office:value="399998" table:style-name="ce61">
            <text:p>399.998</text:p>
          </table:table-cell>
          <table:table-cell office:value-type="percentage" office:value="0.4196832424889439" table:style-name="ce62">
            <text:p>42,0%</text:p>
          </table:table-cell>
          <table:table-cell office:value-type="float" office:value="283609" table:style-name="ce61">
            <text:p>283.609</text:p>
          </table:table-cell>
          <table:table-cell office:value-type="percentage" office:value="0.35731123012708338" table:style-name="ce62">
            <text:p>35,7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551283969383421" table:style-name="ce46">
            <text:p>19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739" table:style-name="ce7">
            <text:p>201.739</text:p>
          </table:table-cell>
          <table:table-cell office:value-type="percentage" office:value="0.91786742860262704" table:style-name="ce49">
            <text:p>91,8%</text:p>
          </table:table-cell>
          <table:table-cell office:value-type="float" office:value="144109" table:style-name="ce7">
            <text:p>144.109</text:p>
          </table:table-cell>
          <table:table-cell office:value-type="percentage" office:value="0.92654339244152406" table:style-name="ce49">
            <text:p>92,7%</text:p>
          </table:table-cell>
          <table:table-cell office:value-type="float" office:value="138093" table:style-name="ce7">
            <text:p>138.093</text:p>
          </table:table-cell>
          <table:table-cell office:value-type="percentage" office:value="0.73275212514194143" table:style-name="ce49">
            <text:p>73,3%</text:p>
          </table:table-cell>
          <table:table-cell office:value-type="float" office:value="107863" table:style-name="ce7">
            <text:p>107.863</text:p>
          </table:table-cell>
          <table:table-cell office:value-type="percentage" office:value="0.56433773517778285" table:style-name="ce49">
            <text:p>56,4%</text:p>
          </table:table-cell>
          <table:table-cell office:value-type="float" office:value="54274" table:style-name="ce7">
            <text:p>54.274</text:p>
          </table:table-cell>
          <table:table-cell office:value-type="percentage" office:value="0.41720988869073244" table:style-name="ce49">
            <text:p>41,7%</text:p>
          </table:table-cell>
          <table:table-cell office:value-type="float" office:value="40827" table:style-name="ce7">
            <text:p>40.827</text:p>
          </table:table-cell>
          <table:table-cell office:value-type="percentage" office:value="0.37655294540826206" table:style-name="ce49">
            <text:p>37,7%</text:p>
          </table:table-cell>
          <table:table-cell office:value-type="float" office:value="9034" table:style-name="ce7">
            <text:p>9.034</text:p>
          </table:table-cell>
          <table:table-cell office:value-type="percentage" office:value="0.40005313966876271" table:style-name="ce49">
            <text:p>40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960" table:style-name="ce7">
            <text:p>191.960</text:p>
          </table:table-cell>
          <table:table-cell office:value-type="percentage" office:value="0.94427610090118452" table:style-name="ce49">
            <text:p>94,4%</text:p>
          </table:table-cell>
          <table:table-cell office:value-type="float" office:value="142416" table:style-name="ce7">
            <text:p>142.416</text:p>
          </table:table-cell>
          <table:table-cell office:value-type="percentage" office:value="0.95226505299053865" table:style-name="ce49">
            <text:p>95,2%</text:p>
          </table:table-cell>
          <table:table-cell office:value-type="float" office:value="144561" table:style-name="ce7">
            <text:p>144.561</text:p>
          </table:table-cell>
          <table:table-cell office:value-type="percentage" office:value="0.93215847100243743" table:style-name="ce49">
            <text:p>93,2%</text:p>
          </table:table-cell>
          <table:table-cell office:value-type="float" office:value="126786" table:style-name="ce7">
            <text:p>126.786</text:p>
          </table:table-cell>
          <table:table-cell office:value-type="percentage" office:value="0.83129093805936383" table:style-name="ce49">
            <text:p>83,1%</text:p>
          </table:table-cell>
          <table:table-cell office:value-type="float" office:value="61865" table:style-name="ce7">
            <text:p>61.865</text:p>
          </table:table-cell>
          <table:table-cell office:value-type="percentage" office:value="0.67197089013197198" table:style-name="ce49">
            <text:p>67,2%</text:p>
          </table:table-cell>
          <table:table-cell office:value-type="float" office:value="43497" table:style-name="ce7">
            <text:p>43.497</text:p>
          </table:table-cell>
          <table:table-cell office:value-type="percentage" office:value="0.64326594596193376" table:style-name="ce49">
            <text:p>64,3%</text:p>
          </table:table-cell>
          <table:table-cell office:value-type="float" office:value="9737" table:style-name="ce7">
            <text:p>9.737</text:p>
          </table:table-cell>
          <table:table-cell office:value-type="percentage" office:value="0.67412074217668239" table:style-name="ce49">
            <text:p>67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174" table:style-name="ce7">
            <text:p>120.174</text:p>
          </table:table-cell>
          <table:table-cell office:value-type="percentage" office:value="0.91533944199437878" table:style-name="ce49">
            <text:p>91,5%</text:p>
          </table:table-cell>
          <table:table-cell office:value-type="float" office:value="98869" table:style-name="ce7">
            <text:p>98.869</text:p>
          </table:table-cell>
          <table:table-cell office:value-type="percentage" office:value="0.88142891529745293" table:style-name="ce49">
            <text:p>88,1%</text:p>
          </table:table-cell>
          <table:table-cell office:value-type="float" office:value="109326" table:style-name="ce7">
            <text:p>109.326</text:p>
          </table:table-cell>
          <table:table-cell office:value-type="percentage" office:value="0.71415226834765" table:style-name="ce49">
            <text:p>71,4%</text:p>
          </table:table-cell>
          <table:table-cell office:value-type="float" office:value="83035" table:style-name="ce7">
            <text:p>83.035</text:p>
          </table:table-cell>
          <table:table-cell office:value-type="percentage" office:value="0.48043765043510461" table:style-name="ce49">
            <text:p>48,0%</text:p>
          </table:table-cell>
          <table:table-cell office:value-type="float" office:value="38017" table:style-name="ce7">
            <text:p>38.017</text:p>
          </table:table-cell>
          <table:table-cell office:value-type="percentage" office:value="0.28474807319247103" table:style-name="ce49">
            <text:p>28,5%</text:p>
          </table:table-cell>
          <table:table-cell office:value-type="float" office:value="25769" table:style-name="ce7">
            <text:p>25.769</text:p>
          </table:table-cell>
          <table:table-cell office:value-type="percentage" office:value="0.25060294861321819" table:style-name="ce49">
            <text:p>25,1%</text:p>
          </table:table-cell>
          <table:table-cell office:value-type="float" office:value="2863" table:style-name="ce7">
            <text:p>2.863</text:p>
          </table:table-cell>
          <table:table-cell office:value-type="percentage" office:value="0.14399959762599335" table:style-name="ce49">
            <text:p>14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147" table:style-name="ce7">
            <text:p>224.147</text:p>
          </table:table-cell>
          <table:table-cell office:value-type="percentage" office:value="0.91516960363214717" table:style-name="ce49">
            <text:p>91,5%</text:p>
          </table:table-cell>
          <table:table-cell office:value-type="float" office:value="198959" table:style-name="ce7">
            <text:p>198.959</text:p>
          </table:table-cell>
          <table:table-cell office:value-type="percentage" office:value="0.88188700655124419" table:style-name="ce49">
            <text:p>88,2%</text:p>
          </table:table-cell>
          <table:table-cell office:value-type="float" office:value="243453" table:style-name="ce7">
            <text:p>243.453</text:p>
          </table:table-cell>
          <table:table-cell office:value-type="percentage" office:value="0.74981982370442468" table:style-name="ce49">
            <text:p>75,0%</text:p>
          </table:table-cell>
          <table:table-cell office:value-type="float" office:value="188437" table:style-name="ce7">
            <text:p>188.437</text:p>
          </table:table-cell>
          <table:table-cell office:value-type="percentage" office:value="0.58440769008903959" table:style-name="ce49">
            <text:p>58,4%</text:p>
          </table:table-cell>
          <table:table-cell office:value-type="float" office:value="83318" table:style-name="ce7">
            <text:p>83.318</text:p>
          </table:table-cell>
          <table:table-cell office:value-type="percentage" office:value="0.35629431335152195" table:style-name="ce49">
            <text:p>35,6%</text:p>
          </table:table-cell>
          <table:table-cell office:value-type="float" office:value="48752" table:style-name="ce7">
            <text:p>48.752</text:p>
          </table:table-cell>
          <table:table-cell office:value-type="percentage" office:value="0.25420131918554634" table:style-name="ce49">
            <text:p>25,4%</text:p>
          </table:table-cell>
          <table:table-cell office:value-type="float" office:value="5006" table:style-name="ce7">
            <text:p>5.006</text:p>
          </table:table-cell>
          <table:table-cell office:value-type="percentage" office:value="0.12239309552333684" table:style-name="ce49">
            <text:p>12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29" table:style-name="ce7">
            <text:p>92.329</text:p>
          </table:table-cell>
          <table:table-cell office:value-type="percentage" office:value="0.9384172866609749" table:style-name="ce49">
            <text:p>93,8%</text:p>
          </table:table-cell>
          <table:table-cell office:value-type="float" office:value="75843" table:style-name="ce7">
            <text:p>75.843</text:p>
          </table:table-cell>
          <table:table-cell office:value-type="percentage" office:value="0.98279146311438237" table:style-name="ce49">
            <text:p>98,3%</text:p>
          </table:table-cell>
          <table:table-cell office:value-type="float" office:value="71816" table:style-name="ce7">
            <text:p>71.816</text:p>
          </table:table-cell>
          <table:table-cell office:value-type="percentage" office:value="0.84401038912197812" table:style-name="ce49">
            <text:p>84,4%</text:p>
          </table:table-cell>
          <table:table-cell office:value-type="float" office:value="61696" table:style-name="ce7">
            <text:p>61.696</text:p>
          </table:table-cell>
          <table:table-cell office:value-type="percentage" office:value="0.69106264771441694" table:style-name="ce49">
            <text:p>69,1%</text:p>
          </table:table-cell>
          <table:table-cell office:value-type="float" office:value="31075" table:style-name="ce7">
            <text:p>31.075</text:p>
          </table:table-cell>
          <table:table-cell office:value-type="percentage" office:value="0.54801163918525708" table:style-name="ce49">
            <text:p>54,8%</text:p>
          </table:table-cell>
          <table:table-cell office:value-type="float" office:value="19647" table:style-name="ce7">
            <text:p>19.647</text:p>
          </table:table-cell>
          <table:table-cell office:value-type="percentage" office:value="0.45384615384615384" table:style-name="ce49">
            <text:p>45,4%</text:p>
          </table:table-cell>
          <table:table-cell office:value-type="float" office:value="2612" table:style-name="ce7">
            <text:p>2.612</text:p>
          </table:table-cell>
          <table:table-cell office:value-type="percentage" office:value="0.26343923348461928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629" table:style-name="ce7">
            <text:p>445.629</text:p>
          </table:table-cell>
          <table:table-cell office:value-type="percentage" office:value="0.93046791806735851" table:style-name="ce49">
            <text:p>93,0%</text:p>
          </table:table-cell>
          <table:table-cell office:value-type="float" office:value="296156" table:style-name="ce7">
            <text:p>296.156</text:p>
          </table:table-cell>
          <table:table-cell office:value-type="percentage" office:value="0.91440604178116447" table:style-name="ce49">
            <text:p>91,4%</text:p>
          </table:table-cell>
          <table:table-cell office:value-type="float" office:value="301562" table:style-name="ce7">
            <text:p>301.562</text:p>
          </table:table-cell>
          <table:table-cell office:value-type="percentage" office:value="0.84854061324351626" table:style-name="ce49">
            <text:p>84,9%</text:p>
          </table:table-cell>
          <table:table-cell office:value-type="float" office:value="227201" table:style-name="ce7">
            <text:p>227.201</text:p>
          </table:table-cell>
          <table:table-cell office:value-type="percentage" office:value="0.70160361423087969" table:style-name="ce49">
            <text:p>70,2%</text:p>
          </table:table-cell>
          <table:table-cell office:value-type="float" office:value="120718" table:style-name="ce7">
            <text:p>120.718</text:p>
          </table:table-cell>
          <table:table-cell office:value-type="percentage" office:value="0.55846078404159838" table:style-name="ce49">
            <text:p>55,8%</text:p>
          </table:table-cell>
          <table:table-cell office:value-type="float" office:value="90546" table:style-name="ce7">
            <text:p>90.546</text:p>
          </table:table-cell>
          <table:table-cell office:value-type="percentage" office:value="0.50810592414269118" table:style-name="ce49">
            <text:p>50,8%</text:p>
          </table:table-cell>
          <table:table-cell office:value-type="float" office:value="10903" table:style-name="ce7">
            <text:p>10.903</text:p>
          </table:table-cell>
          <table:table-cell office:value-type="percentage" office:value="0.29279230893173641" table:style-name="ce49">
            <text:p>29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260" table:style-name="ce7">
            <text:p>274.260</text:p>
          </table:table-cell>
          <table:table-cell office:value-type="percentage" office:value="0.92891714395065828" table:style-name="ce49">
            <text:p>92,9%</text:p>
          </table:table-cell>
          <table:table-cell office:value-type="float" office:value="209494" table:style-name="ce7">
            <text:p>209.494</text:p>
          </table:table-cell>
          <table:table-cell office:value-type="percentage" office:value="0.93938442774379849" table:style-name="ce49">
            <text:p>93,9%</text:p>
          </table:table-cell>
          <table:table-cell office:value-type="float" office:value="227497" table:style-name="ce7">
            <text:p>227.497</text:p>
          </table:table-cell>
          <table:table-cell office:value-type="percentage" office:value="0.79419444929307037" table:style-name="ce49">
            <text:p>79,4%</text:p>
          </table:table-cell>
          <table:table-cell office:value-type="float" office:value="182491" table:style-name="ce7">
            <text:p>182.491</text:p>
          </table:table-cell>
          <table:table-cell office:value-type="percentage" office:value="0.63612090030361024" table:style-name="ce49">
            <text:p>63,6%</text:p>
          </table:table-cell>
          <table:table-cell office:value-type="float" office:value="95970" table:style-name="ce7">
            <text:p>95.970</text:p>
          </table:table-cell>
          <table:table-cell office:value-type="percentage" office:value="0.46455454171406441" table:style-name="ce49">
            <text:p>46,5%</text:p>
          </table:table-cell>
          <table:table-cell office:value-type="float" office:value="68907" table:style-name="ce7">
            <text:p>68.907</text:p>
          </table:table-cell>
          <table:table-cell office:value-type="percentage" office:value="0.39545360635416188" table:style-name="ce49">
            <text:p>39,5%</text:p>
          </table:table-cell>
          <table:table-cell office:value-type="float" office:value="9296" table:style-name="ce7">
            <text:p>9.296</text:p>
          </table:table-cell>
          <table:table-cell office:value-type="percentage" office:value="0.25275292966094781" table:style-name="ce49">
            <text:p>25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6331" table:style-name="ce7">
            <text:p>976.331</text:p>
          </table:table-cell>
          <table:table-cell office:value-type="percentage" office:value="0.90890057522465784" table:style-name="ce49">
            <text:p>90,9%</text:p>
          </table:table-cell>
          <table:table-cell office:value-type="float" office:value="729087" table:style-name="ce7">
            <text:p>729.087</text:p>
          </table:table-cell>
          <table:table-cell office:value-type="percentage" office:value="0.90883786098309816" table:style-name="ce49">
            <text:p>90,9%</text:p>
          </table:table-cell>
          <table:table-cell office:value-type="float" office:value="775869" table:style-name="ce7">
            <text:p>775.869</text:p>
          </table:table-cell>
          <table:table-cell office:value-type="percentage" office:value="0.74619793164403814" table:style-name="ce49">
            <text:p>74,6%</text:p>
          </table:table-cell>
          <table:table-cell office:value-type="float" office:value="663896" table:style-name="ce7">
            <text:p>663.896</text:p>
          </table:table-cell>
          <table:table-cell office:value-type="percentage" office:value="0.5743586549250751" table:style-name="ce49">
            <text:p>57,4%</text:p>
          </table:table-cell>
          <table:table-cell office:value-type="float" office:value="335349" table:style-name="ce7">
            <text:p>335.349</text:p>
          </table:table-cell>
          <table:table-cell office:value-type="percentage" office:value="0.40960257377998283" table:style-name="ce49">
            <text:p>41,0%</text:p>
          </table:table-cell>
          <table:table-cell office:value-type="float" office:value="221907" table:style-name="ce7">
            <text:p>221.907</text:p>
          </table:table-cell>
          <table:table-cell office:value-type="percentage" office:value="0.32467369055579048" table:style-name="ce49">
            <text:p>32,5%</text:p>
          </table:table-cell>
          <table:table-cell office:value-type="float" office:value="26400" table:style-name="ce7">
            <text:p>26.400</text:p>
          </table:table-cell>
          <table:table-cell office:value-type="percentage" office:value="0.1860884766120619" table:style-name="ce49">
            <text:p>18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2822" table:style-name="ce7">
            <text:p>682.822</text:p>
          </table:table-cell>
          <table:table-cell office:value-type="percentage" office:value="0.93398058783621118" table:style-name="ce49">
            <text:p>93,4%</text:p>
          </table:table-cell>
          <table:table-cell office:value-type="float" office:value="552387" table:style-name="ce7">
            <text:p>552.387</text:p>
          </table:table-cell>
          <table:table-cell office:value-type="percentage" office:value="0.95310785348986482" table:style-name="ce49">
            <text:p>95,3%</text:p>
          </table:table-cell>
          <table:table-cell office:value-type="float" office:value="595421" table:style-name="ce7">
            <text:p>595.421</text:p>
          </table:table-cell>
          <table:table-cell office:value-type="percentage" office:value="0.81177869244707057" table:style-name="ce49">
            <text:p>81,2%</text:p>
          </table:table-cell>
          <table:table-cell office:value-type="float" office:value="512824" table:style-name="ce7">
            <text:p>512.824</text:p>
          </table:table-cell>
          <table:table-cell office:value-type="percentage" office:value="0.6663781935083144" table:style-name="ce49">
            <text:p>66,6%</text:p>
          </table:table-cell>
          <table:table-cell office:value-type="float" office:value="279602" table:style-name="ce7">
            <text:p>279.602</text:p>
          </table:table-cell>
          <table:table-cell office:value-type="percentage" office:value="0.52759076156691076" table:style-name="ce49">
            <text:p>52,8%</text:p>
          </table:table-cell>
          <table:table-cell office:value-type="float" office:value="213594" table:style-name="ce7">
            <text:p>213.594</text:p>
          </table:table-cell>
          <table:table-cell office:value-type="percentage" office:value="0.47818231884641993" table:style-name="ce49">
            <text:p>47,8%</text:p>
          </table:table-cell>
          <table:table-cell office:value-type="float" office:value="43571" table:style-name="ce7">
            <text:p>43.571</text:p>
          </table:table-cell>
          <table:table-cell office:value-type="percentage" office:value="0.45670950294543089" table:style-name="ce49">
            <text:p>45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848" table:style-name="ce7">
            <text:p>154.848</text:p>
          </table:table-cell>
          <table:table-cell office:value-type="percentage" office:value="0.8927426607937643" table:style-name="ce49">
            <text:p>89,3%</text:p>
          </table:table-cell>
          <table:table-cell office:value-type="float" office:value="126860" table:style-name="ce7">
            <text:p>126.860</text:p>
          </table:table-cell>
          <table:table-cell office:value-type="percentage" office:value="0.95478218984255048" table:style-name="ce49">
            <text:p>95,5%</text:p>
          </table:table-cell>
          <table:table-cell office:value-type="float" office:value="132956" table:style-name="ce7">
            <text:p>132.956</text:p>
          </table:table-cell>
          <table:table-cell office:value-type="percentage" office:value="0.82287991879881661" table:style-name="ce49">
            <text:p>82,3%</text:p>
          </table:table-cell>
          <table:table-cell office:value-type="float" office:value="102357" table:style-name="ce7">
            <text:p>102.357</text:p>
          </table:table-cell>
          <table:table-cell office:value-type="percentage" office:value="0.70012585671486616" table:style-name="ce49">
            <text:p>70,0%</text:p>
          </table:table-cell>
          <table:table-cell office:value-type="float" office:value="67559" table:style-name="ce7">
            <text:p>67.559</text:p>
          </table:table-cell>
          <table:table-cell office:value-type="percentage" office:value="0.59629999029100511" table:style-name="ce49">
            <text:p>59,6%</text:p>
          </table:table-cell>
          <table:table-cell office:value-type="float" office:value="45724" table:style-name="ce7">
            <text:p>45.724</text:p>
          </table:table-cell>
          <table:table-cell office:value-type="percentage" office:value="0.48897967040605717" table:style-name="ce49">
            <text:p>48,9%</text:p>
          </table:table-cell>
          <table:table-cell office:value-type="float" office:value="4969" table:style-name="ce7">
            <text:p>4.969</text:p>
          </table:table-cell>
          <table:table-cell office:value-type="percentage" office:value="0.25845209611983772" table:style-name="ce49">
            <text:p>25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387" table:style-name="ce7">
            <text:p>507.387</text:p>
          </table:table-cell>
          <table:table-cell office:value-type="percentage" office:value="0.95148145369988368" table:style-name="ce49">
            <text:p>95,1%</text:p>
          </table:table-cell>
          <table:table-cell office:value-type="float" office:value="337405" table:style-name="ce7">
            <text:p>337.405</text:p>
          </table:table-cell>
          <table:table-cell office:value-type="percentage" office:value="0.9691702715589795" table:style-name="ce49">
            <text:p>96,9%</text:p>
          </table:table-cell>
          <table:table-cell office:value-type="float" office:value="376050" table:style-name="ce7">
            <text:p>376.050</text:p>
          </table:table-cell>
          <table:table-cell office:value-type="percentage" office:value="0.95692866739953586" table:style-name="ce49">
            <text:p>95,7%</text:p>
          </table:table-cell>
          <table:table-cell office:value-type="float" office:value="380612" table:style-name="ce7">
            <text:p>380.612</text:p>
          </table:table-cell>
          <table:table-cell office:value-type="percentage" office:value="0.92534729819750172" table:style-name="ce49">
            <text:p>92,5%</text:p>
          </table:table-cell>
          <table:table-cell office:value-type="float" office:value="191682" table:style-name="ce7">
            <text:p>191.682</text:p>
          </table:table-cell>
          <table:table-cell office:value-type="percentage" office:value="0.71705072572198114" table:style-name="ce49">
            <text:p>71,7%</text:p>
          </table:table-cell>
          <table:table-cell office:value-type="float" office:value="134883" table:style-name="ce7">
            <text:p>134.883</text:p>
          </table:table-cell>
          <table:table-cell office:value-type="percentage" office:value="0.66628630705394187" table:style-name="ce49">
            <text:p>66,6%</text:p>
          </table:table-cell>
          <table:table-cell office:value-type="float" office:value="17986" table:style-name="ce7">
            <text:p>17.986</text:p>
          </table:table-cell>
          <table:table-cell office:value-type="percentage" office:value="0.4313499772165863" table:style-name="ce49">
            <text:p>43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849" table:style-name="ce7">
            <text:p>45.849</text:p>
          </table:table-cell>
          <table:table-cell office:value-type="percentage" office:value="0.82123985742177008" table:style-name="ce49">
            <text:p>82,1%</text:p>
          </table:table-cell>
          <table:table-cell office:value-type="float" office:value="36416" table:style-name="ce7">
            <text:p>36.416</text:p>
          </table:table-cell>
          <table:table-cell office:value-type="percentage" office:value="0.9172333887461589" table:style-name="ce49">
            <text:p>91,7%</text:p>
          </table:table-cell>
          <table:table-cell office:value-type="float" office:value="35157" table:style-name="ce7">
            <text:p>35.157</text:p>
          </table:table-cell>
          <table:table-cell office:value-type="percentage" office:value="0.75947808429284314" table:style-name="ce49">
            <text:p>75,9%</text:p>
          </table:table-cell>
          <table:table-cell office:value-type="float" office:value="30732" table:style-name="ce7">
            <text:p>30.732</text:p>
          </table:table-cell>
          <table:table-cell office:value-type="percentage" office:value="0.63205956151536347" table:style-name="ce49">
            <text:p>63,2%</text:p>
          </table:table-cell>
          <table:table-cell office:value-type="float" office:value="15318" table:style-name="ce7">
            <text:p>15.318</text:p>
          </table:table-cell>
          <table:table-cell office:value-type="percentage" office:value="0.47245697365986061" table:style-name="ce49">
            <text:p>47,2%</text:p>
          </table:table-cell>
          <table:table-cell office:value-type="float" office:value="9946" table:style-name="ce7">
            <text:p>9.946</text:p>
          </table:table-cell>
          <table:table-cell office:value-type="percentage" office:value="0.39042198233562314" table:style-name="ce49">
            <text:p>39,0%</text:p>
          </table:table-cell>
          <table:table-cell office:value-type="float" office:value="1375" table:style-name="ce7">
            <text:p>1.375</text:p>
          </table:table-cell>
          <table:table-cell office:value-type="percentage" office:value="0.24783705839942322" table:style-name="ce49">
            <text:p>24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9916" table:style-name="ce7">
            <text:p>829.916</text:p>
          </table:table-cell>
          <table:table-cell office:value-type="percentage" office:value="0.93989499291043588" table:style-name="ce49">
            <text:p>94,0%</text:p>
          </table:table-cell>
          <table:table-cell office:value-type="float" office:value="615950" table:style-name="ce7">
            <text:p>615.950</text:p>
          </table:table-cell>
          <table:table-cell office:value-type="percentage" office:value="0.89171061641604576" table:style-name="ce49">
            <text:p>89,2%</text:p>
          </table:table-cell>
          <table:table-cell office:value-type="float" office:value="691913" table:style-name="ce7">
            <text:p>691.913</text:p>
          </table:table-cell>
          <table:table-cell office:value-type="percentage" office:value="0.72019356074326657" table:style-name="ce49">
            <text:p>72,0%</text:p>
          </table:table-cell>
          <table:table-cell office:value-type="float" office:value="585997" table:style-name="ce7">
            <text:p>585.997</text:p>
          </table:table-cell>
          <table:table-cell office:value-type="percentage" office:value="0.55723847932073611" table:style-name="ce49">
            <text:p>55,7%</text:p>
          </table:table-cell>
          <table:table-cell office:value-type="float" office:value="327722" table:style-name="ce7">
            <text:p>327.722</text:p>
          </table:table-cell>
          <table:table-cell office:value-type="percentage" office:value="0.42459066092810299" table:style-name="ce49">
            <text:p>42,5%</text:p>
          </table:table-cell>
          <table:table-cell office:value-type="float" office:value="227959" table:style-name="ce7">
            <text:p>227.959</text:p>
          </table:table-cell>
          <table:table-cell office:value-type="percentage" office:value="0.36336755659909686" table:style-name="ce49">
            <text:p>36,3%</text:p>
          </table:table-cell>
          <table:table-cell office:value-type="float" office:value="23148" table:style-name="ce7">
            <text:p>23.148</text:p>
          </table:table-cell>
          <table:table-cell office:value-type="percentage" office:value="0.18926454355913494" table:style-name="ce49">
            <text:p>1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247" table:style-name="ce7">
            <text:p>161.247</text:p>
          </table:table-cell>
          <table:table-cell office:value-type="percentage" office:value="0.87523407858526969" table:style-name="ce49">
            <text:p>87,5%</text:p>
          </table:table-cell>
          <table:table-cell office:value-type="float" office:value="133146" table:style-name="ce7">
            <text:p>133.146</text:p>
          </table:table-cell>
          <table:table-cell office:value-type="percentage" office:value="0.86485398046144257" table:style-name="ce49">
            <text:p>86,5%</text:p>
          </table:table-cell>
          <table:table-cell office:value-type="float" office:value="150673" table:style-name="ce7">
            <text:p>150.673</text:p>
          </table:table-cell>
          <table:table-cell office:value-type="percentage" office:value="0.7112081376413113" table:style-name="ce49">
            <text:p>71,1%</text:p>
          </table:table-cell>
          <table:table-cell office:value-type="float" office:value="128521" table:style-name="ce7">
            <text:p>128.521</text:p>
          </table:table-cell>
          <table:table-cell office:value-type="percentage" office:value="0.54536620555036919" table:style-name="ce49">
            <text:p>54,5%</text:p>
          </table:table-cell>
          <table:table-cell office:value-type="float" office:value="61562" table:style-name="ce7">
            <text:p>61.562</text:p>
          </table:table-cell>
          <table:table-cell office:value-type="percentage" office:value="0.35876127648663136" table:style-name="ce49">
            <text:p>35,9%</text:p>
          </table:table-cell>
          <table:table-cell office:value-type="float" office:value="45402" table:style-name="ce7">
            <text:p>45.402</text:p>
          </table:table-cell>
          <table:table-cell office:value-type="percentage" office:value="0.31245354694855065" table:style-name="ce49">
            <text:p>31,2%</text:p>
          </table:table-cell>
          <table:table-cell office:value-type="float" office:value="4974" table:style-name="ce7">
            <text:p>4.974</text:p>
          </table:table-cell>
          <table:table-cell office:value-type="percentage" office:value="0.16284704033525407" table:style-name="ce49">
            <text:p>16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194" table:style-name="ce7">
            <text:p>93.194</text:p>
          </table:table-cell>
          <table:table-cell office:value-type="percentage" office:value="0.94886780158019057" table:style-name="ce49">
            <text:p>94,9%</text:p>
          </table:table-cell>
          <table:table-cell office:value-type="float" office:value="71202" table:style-name="ce7">
            <text:p>71.202</text:p>
          </table:table-cell>
          <table:table-cell office:value-type="percentage" office:value="0.98089242171678903" table:style-name="ce49">
            <text:p>98,1%</text:p>
          </table:table-cell>
          <table:table-cell office:value-type="float" office:value="74107" table:style-name="ce7">
            <text:p>74.107</text:p>
          </table:table-cell>
          <table:table-cell office:value-type="percentage" office:value="0.80082776805204348" table:style-name="ce49">
            <text:p>80,1%</text:p>
          </table:table-cell>
          <table:table-cell office:value-type="float" office:value="61110" table:style-name="ce7">
            <text:p>61.110</text:p>
          </table:table-cell>
          <table:table-cell office:value-type="percentage" office:value="0.63410534180052303" table:style-name="ce49">
            <text:p>63,4%</text:p>
          </table:table-cell>
          <table:table-cell office:value-type="float" office:value="30315" table:style-name="ce7">
            <text:p>30.315</text:p>
          </table:table-cell>
          <table:table-cell office:value-type="percentage" office:value="0.4619710153761753" table:style-name="ce49">
            <text:p>46,2%</text:p>
          </table:table-cell>
          <table:table-cell office:value-type="float" office:value="22895" table:style-name="ce7">
            <text:p>22.895</text:p>
          </table:table-cell>
          <table:table-cell office:value-type="percentage" office:value="0.38640698047290339" table:style-name="ce49">
            <text:p>38,6%</text:p>
          </table:table-cell>
          <table:table-cell office:value-type="float" office:value="2939" table:style-name="ce7">
            <text:p>2.939</text:p>
          </table:table-cell>
          <table:table-cell office:value-type="percentage" office:value="0.22061252064254616" table:style-name="ce49">
            <text:p>22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900" table:style-name="ce7">
            <text:p>343.900</text:p>
          </table:table-cell>
          <table:table-cell office:value-type="percentage" office:value="0.91219917188548572" table:style-name="ce49">
            <text:p>91,2%</text:p>
          </table:table-cell>
          <table:table-cell office:value-type="float" office:value="253066" table:style-name="ce7">
            <text:p>253.066</text:p>
          </table:table-cell>
          <table:table-cell office:value-type="percentage" office:value="0.9133187047971012" table:style-name="ce49">
            <text:p>91,3%</text:p>
          </table:table-cell>
          <table:table-cell office:value-type="float" office:value="258308" table:style-name="ce7">
            <text:p>258.308</text:p>
          </table:table-cell>
          <table:table-cell office:value-type="percentage" office:value="0.79221731169703458" table:style-name="ce49">
            <text:p>79,2%</text:p>
          </table:table-cell>
          <table:table-cell office:value-type="float" office:value="185558" table:style-name="ce7">
            <text:p>185.558</text:p>
          </table:table-cell>
          <table:table-cell office:value-type="percentage" office:value="0.57195962086768903" table:style-name="ce49">
            <text:p>57,2%</text:p>
          </table:table-cell>
          <table:table-cell office:value-type="float" office:value="79454" table:style-name="ce7">
            <text:p>79.454</text:p>
          </table:table-cell>
          <table:table-cell office:value-type="percentage" office:value="0.37948541598009294" table:style-name="ce49">
            <text:p>37,9%</text:p>
          </table:table-cell>
          <table:table-cell office:value-type="float" office:value="52107" table:style-name="ce7">
            <text:p>52.107</text:p>
          </table:table-cell>
          <table:table-cell office:value-type="percentage" office:value="0.30113386809681225" table:style-name="ce49">
            <text:p>30,1%</text:p>
          </table:table-cell>
          <table:table-cell office:value-type="float" office:value="8284" table:style-name="ce7">
            <text:p>8.284</text:p>
          </table:table-cell>
          <table:table-cell office:value-type="percentage" office:value="0.21598790217447986" table:style-name="ce49">
            <text:p>21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86" table:style-name="ce7">
            <text:p>5.586</text:p>
          </table:table-cell>
          <table:table-cell office:value-type="percentage" office:value="0.88892425206874603" table:style-name="ce49">
            <text:p>88,9%</text:p>
          </table:table-cell>
          <table:table-cell office:value-type="float" office:value="7003" table:style-name="ce7">
            <text:p>7.003</text:p>
          </table:table-cell>
          <table:table-cell office:value-type="percentage" office:value="0.91830579596118544" table:style-name="ce49">
            <text:p>91,8%</text:p>
          </table:table-cell>
          <table:table-cell office:value-type="float" office:value="8467" table:style-name="ce7">
            <text:p>8.467</text:p>
          </table:table-cell>
          <table:table-cell office:value-type="percentage" office:value="0.80043486481376447" table:style-name="ce49">
            <text:p>80,0%</text:p>
          </table:table-cell>
          <table:table-cell office:value-type="float" office:value="7733" table:style-name="ce7">
            <text:p>7.733</text:p>
          </table:table-cell>
          <table:table-cell office:value-type="percentage" office:value="0.69441451149425293" table:style-name="ce49">
            <text:p>69,4%</text:p>
          </table:table-cell>
          <table:table-cell office:value-type="float" office:value="4981" table:style-name="ce7">
            <text:p>4.981</text:p>
          </table:table-cell>
          <table:table-cell office:value-type="percentage" office:value="0.54018002385858366" table:style-name="ce49">
            <text:p>54,0%</text:p>
          </table:table-cell>
          <table:table-cell office:value-type="float" office:value="3610" table:style-name="ce7">
            <text:p>3.610</text:p>
          </table:table-cell>
          <table:table-cell office:value-type="percentage" office:value="0.40004432624113473" table:style-name="ce49">
            <text:p>40,0%</text:p>
          </table:table-cell>
          <table:table-cell office:value-type="float" office:value="547" table:style-name="ce7">
            <text:p>547</text:p>
          </table:table-cell>
          <table:table-cell office:value-type="percentage" office:value="0.2408630559225011" table:style-name="ce49">
            <text:p>24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336" table:style-name="ce7">
            <text:p>4.336</text:p>
          </table:table-cell>
          <table:table-cell office:value-type="percentage" office:value="0.80014762871378486" table:style-name="ce49">
            <text:p>80,0%</text:p>
          </table:table-cell>
          <table:table-cell office:value-type="float" office:value="5535" table:style-name="ce7">
            <text:p>5.535</text:p>
          </table:table-cell>
          <table:table-cell office:value-type="percentage" office:value="0.74756888168557534" table:style-name="ce49">
            <text:p>74,8%</text:p>
          </table:table-cell>
          <table:table-cell office:value-type="float" office:value="7095" table:style-name="ce7">
            <text:p>7.095</text:p>
          </table:table-cell>
          <table:table-cell office:value-type="percentage" office:value="0.70604040203005269" table:style-name="ce49">
            <text:p>70,6%</text:p>
          </table:table-cell>
          <table:table-cell office:value-type="float" office:value="6539" table:style-name="ce7">
            <text:p>6.539</text:p>
          </table:table-cell>
          <table:table-cell office:value-type="percentage" office:value="0.62134169517293802" table:style-name="ce49">
            <text:p>62,1%</text:p>
          </table:table-cell>
          <table:table-cell office:value-type="float" office:value="3862" table:style-name="ce7">
            <text:p>3.862</text:p>
          </table:table-cell>
          <table:table-cell office:value-type="percentage" office:value="0.42594022278592697" table:style-name="ce49">
            <text:p>42,6%</text:p>
          </table:table-cell>
          <table:table-cell office:value-type="float" office:value="2996" table:style-name="ce7">
            <text:p>2.996</text:p>
          </table:table-cell>
          <table:table-cell office:value-type="percentage" office:value="0.31224596143824906" table:style-name="ce49">
            <text:p>31,2%</text:p>
          </table:table-cell>
          <table:table-cell office:value-type="float" office:value="593" table:style-name="ce7">
            <text:p>593</text:p>
          </table:table-cell>
          <table:table-cell office:value-type="percentage" office:value="0.25105842506350551" table:style-name="ce49">
            <text:p>25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9" table:style-name="ce7">
            <text:p>2.359</text:p>
          </table:table-cell>
          <table:table-cell office:value-type="percentage" office:value="0.62275607180570225" table:style-name="ce49">
            <text:p>62,3%</text:p>
          </table:table-cell>
          <table:table-cell office:value-type="float" office:value="7190" table:style-name="ce7">
            <text:p>7.190</text:p>
          </table:table-cell>
          <table:table-cell office:value-type="percentage" office:value="0.71542288557213929" table:style-name="ce49">
            <text:p>71,5%</text:p>
          </table:table-cell>
          <table:table-cell office:value-type="float" office:value="14757" table:style-name="ce7">
            <text:p>14.757</text:p>
          </table:table-cell>
          <table:table-cell office:value-type="percentage" office:value="0.63391898277417413" table:style-name="ce49">
            <text:p>63,4%</text:p>
          </table:table-cell>
          <table:table-cell office:value-type="float" office:value="14445" table:style-name="ce7">
            <text:p>14.445</text:p>
          </table:table-cell>
          <table:table-cell office:value-type="percentage" office:value="0.43682714406677148" table:style-name="ce49">
            <text:p>43,7%</text:p>
          </table:table-cell>
          <table:table-cell office:value-type="float" office:value="10113" table:style-name="ce7">
            <text:p>10.113</text:p>
          </table:table-cell>
          <table:table-cell office:value-type="percentage" office:value="0.40542815907633101" table:style-name="ce49">
            <text:p>40,5%</text:p>
          </table:table-cell>
          <table:table-cell office:value-type="float" office:value="179" table:style-name="ce7">
            <text:p>179</text:p>
          </table:table-cell>
          <table:table-cell office:value-type="percentage" office:value="0.13540090771558244" table:style-name="ce49">
            <text:p>13,5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7" table:style-name="ce7">
            <text:p>297</text:p>
          </table:table-cell>
          <table:table-cell office:value-type="percentage" office:value="0.94888178913738019" table:style-name="ce52">
            <text:p>94,9%</text:p>
          </table:table-cell>
          <table:table-cell office:value-type="float" office:value="687" table:style-name="ce7">
            <text:p>687</text:p>
          </table:table-cell>
          <table:table-cell office:value-type="percentage" office:value="0.74110032362459544" table:style-name="ce52">
            <text:p>74,1%</text:p>
          </table:table-cell>
          <table:table-cell office:value-type="float" office:value="923" table:style-name="ce7">
            <text:p>923</text:p>
          </table:table-cell>
          <table:table-cell office:value-type="percentage" office:value="0.46852791878172589" table:style-name="ce52">
            <text:p>46,9%</text:p>
          </table:table-cell>
          <table:table-cell office:value-type="float" office:value="1132" table:style-name="ce7">
            <text:p>1.132</text:p>
          </table:table-cell>
          <table:table-cell office:value-type="percentage" office:value="0.46317512274959083" table:style-name="ce52">
            <text:p>46,3%</text:p>
          </table:table-cell>
          <table:table-cell office:value-type="float" office:value="910" table:style-name="ce7">
            <text:p>910</text:p>
          </table:table-cell>
          <table:table-cell office:value-type="percentage" office:value="0.42622950819672129" table:style-name="ce52">
            <text:p>42,6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4575" table:style-name="ce66">
            <text:p>6.354.575</text:p>
          </table:table-cell>
          <table:table-cell office:value-type="percentage" office:value="0.92392781220343823" table:style-name="ce67">
            <text:p>92,39%</text:p>
          </table:table-cell>
          <table:table-cell office:value-type="float" office:value="4909810" table:style-name="ce66">
            <text:p>4.909.810</text:p>
          </table:table-cell>
          <table:table-cell office:value-type="percentage" office:value="0.92343644498945809" table:style-name="ce67">
            <text:p>92,34%</text:p>
          </table:table-cell>
          <table:table-cell office:value-type="float" office:value="5239326" table:style-name="ce66">
            <text:p>5.239.326</text:p>
          </table:table-cell>
          <table:table-cell office:value-type="percentage" office:value="0.77414696204271061" table:style-name="ce67">
            <text:p>77,41%</text:p>
          </table:table-cell>
          <table:table-cell office:value-type="float" office:value="4378900" table:style-name="ce66">
            <text:p>4.378.900</text:p>
          </table:table-cell>
          <table:table-cell office:value-type="percentage" office:value="0.61733538204825533" table:style-name="ce67">
            <text:p>61,73%</text:p>
          </table:table-cell>
          <table:table-cell office:value-type="float" office:value="2298218" table:style-name="ce66">
            <text:p>2.298.218</text:p>
          </table:table-cell>
          <table:table-cell office:value-type="percentage" office:value="0.45455099250042225" table:style-name="ce67">
            <text:p>45,46%</text:p>
          </table:table-cell>
          <table:table-cell office:value-type="float" office:value="1613600" table:style-name="ce66">
            <text:p>1.613.600</text:p>
          </table:table-cell>
          <table:table-cell office:value-type="percentage" office:value="0.38766552844774504" table:style-name="ce67">
            <text:p>38,77%</text:p>
          </table:table-cell>
          <table:table-cell office:value-type="float" office:value="217106" table:style-name="ce66">
            <text:p>217.106</text:p>
          </table:table-cell>
          <table:table-cell office:value-type="percentage" office:value="0.25150336004300111" table:style-name="ce67">
            <text:p>25,15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6800" table:style-name="ce8">
            <text:p>446.800</text:p>
          </table:table-cell>
          <table:table-cell office:value-type="percentage" office:value="0.61350451409151763" table:style-name="ce77">
            <text:p>61,4%</text:p>
          </table:table-cell>
          <table:table-cell office:value-type="float" office:value="352838" table:style-name="ce8">
            <text:p>352.838</text:p>
          </table:table-cell>
          <table:table-cell office:value-type="percentage" office:value="0.48448456970237891" table:style-name="ce77">
            <text:p>48,4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738" table:style-name="ce8">
            <text:p>54.738</text:p>
          </table:table-cell>
          <table:table-cell office:value-type="percentage" office:value="0.52754433307632997" table:style-name="ce77">
            <text:p>52,8%</text:p>
          </table:table-cell>
          <table:table-cell office:value-type="float" office:value="43705" table:style-name="ce8">
            <text:p>43.705</text:p>
          </table:table-cell>
          <table:table-cell office:value-type="percentage" office:value="0.42121241326137238" table:style-name="ce77">
            <text:p>42,1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794" table:style-name="ce8">
            <text:p>43.794</text:p>
          </table:table-cell>
          <table:table-cell office:value-type="percentage" office:value="0.70432139468309241" table:style-name="ce77">
            <text:p>70,4%</text:p>
          </table:table-cell>
          <table:table-cell office:value-type="float" office:value="37984" table:style-name="ce8">
            <text:p>37.984</text:p>
          </table:table-cell>
          <table:table-cell office:value-type="percentage" office:value="0.61088148731886971" table:style-name="ce77">
            <text:p>61,1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681" table:style-name="ce8">
            <text:p>33.681</text:p>
          </table:table-cell>
          <table:table-cell office:value-type="percentage" office:value="0.34430905113369181" table:style-name="ce77">
            <text:p>34,4%</text:p>
          </table:table-cell>
          <table:table-cell office:value-type="float" office:value="25862" table:style-name="ce8">
            <text:p>25.862</text:p>
          </table:table-cell>
          <table:table-cell office:value-type="percentage" office:value="0.26437815624297195" table:style-name="ce77">
            <text:p>26,4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410" table:style-name="ce8">
            <text:p>80.410</text:p>
          </table:table-cell>
          <table:table-cell office:value-type="percentage" office:value="0.51510531440578078" table:style-name="ce77">
            <text:p>51,5%</text:p>
          </table:table-cell>
          <table:table-cell office:value-type="float" office:value="60663" table:style-name="ce8">
            <text:p>60.663</text:p>
          </table:table-cell>
          <table:table-cell office:value-type="percentage" office:value="0.38860631373955823" table:style-name="ce77">
            <text:p>38,9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900" table:style-name="ce8">
            <text:p>25.900</text:p>
          </table:table-cell>
          <table:table-cell office:value-type="percentage" office:value="0.60329365726398176" table:style-name="ce77">
            <text:p>60,3%</text:p>
          </table:table-cell>
          <table:table-cell office:value-type="float" office:value="23076" table:style-name="ce8">
            <text:p>23.076</text:p>
          </table:table-cell>
          <table:table-cell office:value-type="percentage" office:value="0.53751368474994754" table:style-name="ce77">
            <text:p>53,8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4575" table:style-name="ce8">
            <text:p>104.575</text:p>
          </table:table-cell>
          <table:table-cell office:value-type="percentage" office:value="0.65875260634846644" table:style-name="ce77">
            <text:p>65,9%</text:p>
          </table:table-cell>
          <table:table-cell office:value-type="float" office:value="93505" table:style-name="ce8">
            <text:p>93.505</text:p>
          </table:table-cell>
          <table:table-cell office:value-type="percentage" office:value="0.58901900508356064" table:style-name="ce77">
            <text:p>58,9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4688" table:style-name="ce8">
            <text:p>104.688</text:p>
          </table:table-cell>
          <table:table-cell office:value-type="percentage" office:value="0.61104560895602533" table:style-name="ce77">
            <text:p>61,1%</text:p>
          </table:table-cell>
          <table:table-cell office:value-type="float" office:value="85109" table:style-name="ce8">
            <text:p>85.109</text:p>
          </table:table-cell>
          <table:table-cell office:value-type="percentage" office:value="0.49676639856180616" table:style-name="ce77">
            <text:p>49,7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8722" table:style-name="ce8">
            <text:p>258.722</text:p>
          </table:table-cell>
          <table:table-cell office:value-type="percentage" office:value="0.39916255504025228" table:style-name="ce77">
            <text:p>39,9%</text:p>
          </table:table-cell>
          <table:table-cell office:value-type="float" office:value="198161" table:style-name="ce8">
            <text:p>198.161</text:p>
          </table:table-cell>
          <table:table-cell office:value-type="percentage" office:value="0.30572758045056636" table:style-name="ce77">
            <text:p>30,6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0621" table:style-name="ce8">
            <text:p>260.621</text:p>
          </table:table-cell>
          <table:table-cell office:value-type="percentage" office:value="0.63528290480787042" table:style-name="ce77">
            <text:p>63,5%</text:p>
          </table:table-cell>
          <table:table-cell office:value-type="float" office:value="193027" table:style-name="ce8">
            <text:p>193.027</text:p>
          </table:table-cell>
          <table:table-cell office:value-type="percentage" office:value="0.4705175456557561" table:style-name="ce77">
            <text:p>47,1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9866" table:style-name="ce8">
            <text:p>59.866</text:p>
          </table:table-cell>
          <table:table-cell office:value-type="percentage" office:value="0.76181871397121514" table:style-name="ce77">
            <text:p>76,2%</text:p>
          </table:table-cell>
          <table:table-cell office:value-type="float" office:value="50259" table:style-name="ce8">
            <text:p>50.259</text:p>
          </table:table-cell>
          <table:table-cell office:value-type="percentage" office:value="0.63956580939897945" table:style-name="ce77">
            <text:p>64,0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6952" table:style-name="ce8">
            <text:p>136.952</text:p>
          </table:table-cell>
          <table:table-cell office:value-type="percentage" office:value="0.7712260033675532" table:style-name="ce77">
            <text:p>77,1%</text:p>
          </table:table-cell>
          <table:table-cell office:value-type="float" office:value="118532" table:style-name="ce8">
            <text:p>118.532</text:p>
          </table:table-cell>
          <table:table-cell office:value-type="percentage" office:value="0.6674963536944537" table:style-name="ce77">
            <text:p>66,7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08" table:style-name="ce8">
            <text:p>16.908</text:p>
          </table:table-cell>
          <table:table-cell office:value-type="percentage" office:value="0.66574792298302954" table:style-name="ce77">
            <text:p>66,6%</text:p>
          </table:table-cell>
          <table:table-cell office:value-type="float" office:value="14468" table:style-name="ce8">
            <text:p>14.468</text:p>
          </table:table-cell>
          <table:table-cell office:value-type="percentage" office:value="0.56967358349411346" table:style-name="ce77">
            <text:p>57,0%</text:p>
          </table:table-cell>
          <table:table-cell office:value-type="date" office:date-value="2022-05-24T00:00:00" table:style-name="ce11">
            <text:p>2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3600" table:style-name="ce8">
            <text:p>263.600</text:p>
          </table:table-cell>
          <table:table-cell office:value-type="percentage" office:value="0.46455478697625235" table:style-name="ce77">
            <text:p>46,5%</text:p>
          </table:table-cell>
          <table:table-cell office:value-type="float" office:value="223114" table:style-name="ce8">
            <text:p>223.114</text:p>
          </table:table-cell>
          <table:table-cell office:value-type="percentage" office:value="0.39320438824514253" table:style-name="ce77">
            <text:p>39,3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390" table:style-name="ce8">
            <text:p>71.390</text:p>
          </table:table-cell>
          <table:table-cell office:value-type="percentage" office:value="0.51084809800498043" table:style-name="ce77">
            <text:p>51,1%</text:p>
          </table:table-cell>
          <table:table-cell office:value-type="float" office:value="49844" table:style-name="ce8">
            <text:p>49.844</text:p>
          </table:table-cell>
          <table:table-cell office:value-type="percentage" office:value="0.35667057846981709" table:style-name="ce77">
            <text:p>35,7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439" table:style-name="ce8">
            <text:p>29.439</text:p>
          </table:table-cell>
          <table:table-cell office:value-type="percentage" office:value="0.52168134535981991" table:style-name="ce77">
            <text:p>52,2%</text:p>
          </table:table-cell>
          <table:table-cell office:value-type="float" office:value="25572" table:style-name="ce8">
            <text:p>25.572</text:p>
          </table:table-cell>
          <table:table-cell office:value-type="percentage" office:value="0.45315518066311072" table:style-name="ce77">
            <text:p>45,3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5933" table:style-name="ce8">
            <text:p>85.933</text:p>
          </table:table-cell>
          <table:table-cell office:value-type="percentage" office:value="0.50495951298052633" table:style-name="ce77">
            <text:p>50,5%</text:p>
          </table:table-cell>
          <table:table-cell office:value-type="float" office:value="67649" table:style-name="ce8">
            <text:p>67.649</text:p>
          </table:table-cell>
          <table:table-cell office:value-type="percentage" office:value="0.39751906826969408" table:style-name="ce77">
            <text:p>39,8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20" table:style-name="ce8">
            <text:p>3.220</text:p>
          </table:table-cell>
          <table:table-cell office:value-type="percentage" office:value="0.34996196065645041" table:style-name="ce77">
            <text:p>35,0%</text:p>
          </table:table-cell>
          <table:table-cell office:value-type="float" office:value="2216" table:style-name="ce8">
            <text:p>2.216</text:p>
          </table:table-cell>
          <table:table-cell office:value-type="percentage" office:value="0.24084338658841431" table:style-name="ce77">
            <text:p>24,1%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17" table:style-name="ce8">
            <text:p>3.617</text:p>
          </table:table-cell>
          <table:table-cell office:value-type="percentage" office:value="0.32662091385226655" table:style-name="ce77">
            <text:p>32,7%</text:p>
          </table:table-cell>
          <table:table-cell office:value-type="float" office:value="2087" table:style-name="ce8">
            <text:p>2.087</text:p>
          </table:table-cell>
          <table:table-cell office:value-type="percentage" office:value="0.1884594545782915" table:style-name="ce77">
            <text:p>18,8%</text:p>
          </table:table-cell>
          <table:table-cell office:value-type="date" office:date-value="2022-05-20T00:00:00" table:style-name="ce11">
            <text:p>20/05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25T00:00:00" table:style-name="ce11">
            <text:p>25/05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84854" table:style-name="ce82">
            <text:p>2.084.854</text:p>
          </table:table-cell>
          <table:table-cell office:value-type="percentage" office:value="0.54646510608718257" table:style-name="ce83">
            <text:p>54,6%</text:p>
          </table:table-cell>
          <table:table-cell office:value-type="float" office:value="1667671" table:style-name="ce82">
            <text:p>1.667.671</text:p>
          </table:table-cell>
          <table:table-cell office:value-type="percentage" office:value="0.43711646471816151" table:style-name="ce83">
            <text:p>43,7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5-26T11:55:50Z</dc:date>
  </office:meta>
</office:document-meta>
</file>